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docs-Calibri&quot;" svg:font-family="&quot;docs-Calibri&quot;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9.24pt"/>
    </style:style>
    <style:style style:name="co2" style:family="table-column">
      <style:table-column-properties fo:break-before="auto" style:column-width="84.95pt"/>
    </style:style>
    <style:style style:name="co3" style:family="table-column">
      <style:table-column-properties fo:break-before="auto" style:column-width="66.64pt"/>
    </style:style>
    <style:style style:name="co4" style:family="table-column">
      <style:table-column-properties fo:break-before="auto" style:column-width="77.81pt"/>
    </style:style>
    <style:style style:name="co5" style:family="table-column">
      <style:table-column-properties fo:break-before="auto" style:column-width="96.86pt"/>
    </style:style>
    <style:style style:name="co6" style:family="table-column">
      <style:table-column-properties fo:break-before="auto" style:column-width="140.51pt"/>
    </style:style>
    <style:style style:name="co7" style:family="table-column">
      <style:table-column-properties fo:break-before="auto" style:column-width="120.61pt"/>
    </style:style>
    <style:style style:name="co8" style:family="table-column">
      <style:table-column-properties fo:break-before="auto" style:column-width="41.24pt"/>
    </style:style>
    <style:style style:name="co9" style:family="table-column">
      <style:table-column-properties fo:break-before="auto" style:column-width="88.89pt"/>
    </style:style>
    <style:style style:name="co10" style:family="table-column">
      <style:table-column-properties fo:break-before="auto" style:column-width="238.9pt"/>
    </style:style>
    <style:style style:name="co11" style:family="table-column">
      <style:table-column-properties fo:break-before="auto" style:column-width="265.89pt"/>
    </style:style>
    <style:style style:name="co12" style:family="table-column">
      <style:table-column-properties fo:break-before="auto" style:column-width="123pt"/>
    </style:style>
    <style:style style:name="co13" style:family="table-column">
      <style:table-column-properties fo:break-before="auto" style:column-width="88.16pt"/>
    </style:style>
    <style:style style:name="co14" style:family="table-column">
      <style:table-column-properties fo:break-before="auto" style:column-width="95.19pt"/>
    </style:style>
    <style:style style:name="co15" style:family="table-column">
      <style:table-column-properties fo:break-before="auto" style:column-width="372.25pt"/>
    </style:style>
    <style:style style:name="co16" style:family="table-column">
      <style:table-column-properties fo:break-before="auto" style:column-width="203.19pt"/>
    </style:style>
    <style:style style:name="co17" style:family="table-column">
      <style:table-column-properties fo:break-before="auto" style:column-width="557.21pt"/>
    </style:style>
    <style:style style:name="co18" style:family="table-column">
      <style:table-column-properties fo:break-before="auto" style:column-width="116.65pt"/>
    </style:style>
    <style:style style:name="co19" style:family="table-column">
      <style:table-column-properties fo:break-before="auto" style:column-width="89.66pt"/>
    </style:style>
    <style:style style:name="co20" style:family="table-column">
      <style:table-column-properties fo:break-before="auto" style:column-width="56.3pt"/>
    </style:style>
    <style:style style:name="co21" style:family="table-column">
      <style:table-column-properties fo:break-before="auto" style:column-width="144.45pt"/>
    </style:style>
    <style:style style:name="co22" style:family="table-column">
      <style:table-column-properties fo:break-before="auto" style:column-width="500.8pt"/>
    </style:style>
    <style:style style:name="co23" style:family="table-column">
      <style:table-column-properties fo:break-before="auto" style:column-width="103.95pt"/>
    </style:style>
    <style:style style:name="co24" style:family="table-column">
      <style:table-column-properties fo:break-before="auto" style:column-width="412.75pt"/>
    </style:style>
    <style:style style:name="co25" style:family="table-column">
      <style:table-column-properties fo:break-before="auto" style:column-width="1173.06pt"/>
    </style:style>
    <style:style style:name="co26" style:family="table-column">
      <style:table-column-properties fo:break-before="auto" style:column-width="53.21pt"/>
    </style:style>
    <style:style style:name="co27" style:family="table-column">
      <style:table-column-properties fo:break-before="auto" style:column-width="192.84pt"/>
    </style:style>
    <style:style style:name="co28" style:family="table-column">
      <style:table-column-properties fo:break-before="auto" style:column-width="115.91pt"/>
    </style:style>
    <style:style style:name="co29" style:family="table-column">
      <style:table-column-properties fo:break-before="auto" style:column-width="70.61pt"/>
    </style:style>
    <style:style style:name="co30" style:family="table-column">
      <style:table-column-properties fo:break-before="auto" style:column-width="161.09pt"/>
    </style:style>
    <style:style style:name="co31" style:family="table-column">
      <style:table-column-properties fo:break-before="auto" style:column-width="749.31pt"/>
    </style:style>
    <style:style style:name="co32" style:family="table-column">
      <style:table-column-properties fo:break-before="auto" style:column-width="80.16pt"/>
    </style:style>
    <style:style style:name="co33" style:family="table-column">
      <style:table-column-properties fo:break-before="auto" style:column-width="60.35pt"/>
    </style:style>
    <style:style style:name="co34" style:family="table-column">
      <style:table-column-properties fo:break-before="auto" style:column-width="753.9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Wacom_20_Tablet_20_Mastersheet">
      <style:table-properties table:display="true" style:writing-mode="lr-tb"/>
    </style:style>
    <style:style style:name="ta2" style:family="table" style:master-page-name="PageStyle_5f_Kuuubes_20_Info">
      <style:table-properties table:display="true" style:writing-mode="lr-tb"/>
    </style:style>
    <style:style style:name="ta3" style:family="table" style:master-page-name="PageStyle_5f_Source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400pt" fo:font-style="normal" fo:text-shadow="none" style:text-underline-style="none" fo:font-weight="normal" style:font-size-asian="400pt" style:font-style-asian="normal" style:font-weight-asian="normal" style:font-size-complex="40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0pt" fo:font-style="normal" fo:text-shadow="none" style:text-underline-style="none" fo:font-weight="normal" style:font-size-asian="90pt" style:font-style-asian="normal" style:font-weight-asian="normal" style:font-size-complex="9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none" style:direction="ttb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5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1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docs-Calibri&quot;" fo:font-size="11pt" fo:font-style="normal" fo:text-shadow="none" style:text-underline-style="none" fo:font-weight="normal" style:font-size-asian="11pt" style:font-style-asian="normal" style:font-weight-asian="normal" style:font-name-complex="&quot;docs-Calibri&quot;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9.8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9.8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Tablet Master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0" table:default-cell-style-name="Default"/>
        <table:table-column table:style-name="co28" table:default-cell-style-name="Default"/>
        <table:table-column table:style-name="co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number-columns-repeated="988" table:default-cell-style-name="Default"/>
        <table:table-row table:style-name="ro1">
          <table:table-cell table:style-name="ce1" office:value-type="string" calcext:value-type="string" table:number-columns-spanned="36" table:number-rows-spanned="1">
            <text:p>Kuuube's Wacom Tablet Mastersheet</text:p>
          </table:table-cell>
          <table:covered-table-cell table:number-columns-repeated="35"/>
          <table:table-cell table:number-columns-repeated="988"/>
        </table:table-row>
        <table:table-row table:style-name="ro1">
          <table:table-cell table:style-name="ce2" office:value-type="string" calcext:value-type="string" table:number-columns-spanned="19" table:number-rows-spanned="1">
            <text:p>Tablets</text:p>
          </table:table-cell>
          <table:covered-table-cell table:number-columns-repeated="18"/>
          <table:table-cell table:style-name="ce2" office:value-type="string" calcext:value-type="string" table:number-columns-spanned="9" table:number-rows-spanned="1">
            <text:p>Pens</text:p>
          </table:table-cell>
          <table:covered-table-cell table:number-columns-repeated="8"/>
          <table:table-cell table:style-name="ce2" office:value-type="string" calcext:value-type="string" table:number-columns-spanned="8" table:number-rows-spanned="1">
            <text:p>Mice</text:p>
          </table:table-cell>
          <table:covered-table-cell table:number-columns-repeated="7"/>
          <table:table-cell table:number-columns-repeated="988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Aspect Ratio</text:p>
          </table:table-cell>
          <table:table-cell table:style-name="ce3" office:value-type="string" calcext:value-type="string">
            <text:p>Pen LPI/LPMM</text:p>
          </table:table-cell>
          <table:table-cell table:style-name="ce3" office:value-type="string" calcext:value-type="string">
            <text:p>Active Area Size</text:p>
          </table:table-cell>
          <table:table-cell table:style-name="ce3" office:value-type="string" calcext:value-type="string">
            <text:p>Physical Size</text:p>
          </table:table-cell>
          <table:table-cell table:style-name="ce3" office:value-type="string" calcext:value-type="string">
            <text:p>Physical : Active (W) (H)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Tablet Buttons</text:p>
          </table:table-cell>
          <table:table-cell table:style-name="ce3" office:value-type="string" calcext:value-type="string">
            <text:p>Default Pen Model Identifier</text:p>
          </table:table-cell>
          <table:table-cell table:style-name="ce3" office:value-type="string" calcext:value-type="string">
            <text:p>Max Hover Height with Default Pen (Detection Range)</text:p>
          </table:table-cell>
          <table:table-cell table:style-name="ce3" office:value-type="string" calcext:value-type="string">
            <text:p>Pen/Mouse Report Rate</text:p>
          </table:table-cell>
          <table:table-cell table:style-name="ce3" office:value-type="string" calcext:value-type="string">
            <text:p>Touch LPI/LPMM</text:p>
          </table:table-cell>
          <table:table-cell table:style-name="ce3" office:value-type="string" calcext:value-type="string">
            <text:p>Touch Report Rate</text:p>
          </table:table-cell>
          <table:table-cell table:style-name="ce3" office:value-type="string" calcext:value-type="string">
            <text:p>Max Tilt Levels</text:p>
          </table:table-cell>
          <table:table-cell table:style-name="ce3" office:value-type="string" calcext:value-type="string">
            <text:p>Hardware Filtering</text:p>
          </table:table-cell>
          <table:table-cell table:style-name="ce3" office:value-type="string" calcext:value-type="string">
            <text:p>Cable (Device -&gt; Host)</text:p>
          </table:table-cell>
          <table:table-cell table:style-name="ce3" office:value-type="string" calcext:value-type="string">
            <text:p>Compatible Pens</text:p>
          </table:table-cell>
          <table:table-cell table:style-name="ce3" office:value-type="string" calcext:value-type="string">
            <text:p>Compatible Mice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ax Pressure Levels (Approximate Physical Pressure Range ≈0.0001-0.01%, 1%, 25%, 50%, 75%, 100%)</text:p>
          </table:table-cell>
          <table:table-cell table:style-name="ce3" office:value-type="string" calcext:value-type="string">
            <text:p>Pen Buttons</text:p>
          </table:table-cell>
          <table:table-cell table:style-name="ce3" office:value-type="string" calcext:value-type="string">
            <text:p>Pen Tip Travel (Eraser Travel)</text:p>
          </table:table-cell>
          <table:table-cell table:style-name="ce3" office:value-type="string" calcext:value-type="string">
            <text:p>Compatible Nibs (Old Versions)</text:p>
          </table:table-cell>
          <table:table-cell table:style-name="ce3" office:value-type="string" calcext:value-type="string">
            <text:p>Compatible Tablets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ouse Buttons</text:p>
          </table:table-cell>
          <table:table-cell table:style-name="ce3" office:value-type="string" calcext:value-type="string">
            <text:p>Button Travel</text:p>
          </table:table-cell>
          <table:table-cell table:style-name="ce3" office:value-type="string" calcext:value-type="string">
            <text:p>Scroll Wheel Type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988"/>
        </table:table-row>
        <table:table-row table:style-name="ro1">
          <table:table-cell table:style-name="ce4" office:value-type="string" calcext:value-type="string" table:number-columns-spanned="1" table:number-rows-spanned="59">
            <text:p>Consumer Tablets</text:p>
          </table:table-cell>
          <table:table-cell table:style-name="ce5" office:value-type="string" calcext:value-type="string">
            <office:annotation draw:style-name="gr1" draw:text-style-name="P2" svg:width="381.8pt" svg:height="25.51pt" svg:x="145.45pt" svg:y="67.49pt" draw:caption-point-x="-11.54pt" draw:caption-point-y="-22.22pt">
              <dc:date>2024-01-16T00:00:00</dc:date>
              <text:p text:style-name="P1">(Wacom One S)</text:p>
            </office:annotation>
            <text:p>CTC-411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188 x 141 x 8 mm</text:p>
          </table:table-cell>
          <table:table-cell table:style-name="ce8" office:value-type="string" calcext:value-type="string">
            <text:p>1.84:1 (1.24:1) (1.48:1)</text:p>
          </table:table-cell>
          <table:table-cell table:style-name="ce8" office:value-type="string" calcext:value-type="string">
            <text:p>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67.49pt" draw:caption-point-x="-11.54pt" draw:caption-point-y="-22.22pt">
              <dc:date>2024-01-16T00:00:00</dc:date>
              <text:p text:style-name="P1">Wacom One Standard Pen</text:p>
            </office:annotation>
            <text:p>CP-923</text:p>
          </table:table-cell>
          <table:table-cell table:style-name="ce8" office:value-type="string" calcext:value-type="string">
            <text:p>24mm (22.5mm)</text:p>
          </table:table-cell>
          <table:table-cell table:style-name="ce8" office:value-type="float" office:value="240" calcext:value-type="float">
            <text:p>2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 + Hover/Drag Smoothing + Glitchy Pressure Filtering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 table:number-columns-spanned="1" table:number-rows-spanned="74">
            <text:p>Pens</text:p>
          </table:table-cell>
          <table:table-cell table:style-name="ce5" office:value-type="string" calcext:value-type="string">
            <office:annotation draw:style-name="gr1" draw:text-style-name="P2" svg:width="805.49pt" svg:height="25.51pt" svg:x="3055.15pt" svg:y="67.49pt" draw:caption-point-x="-11.54pt" draw:caption-point-y="-22.22pt">
              <dc:date>2024-01-16T00:00:00</dc:date>
              <text:p text:style-name="P1">(Wacom One Standard Pen)</text:p>
            </office:annotation>
            <text:p>CP-923</text:p>
          </table:table-cell>
          <table:table-cell table:style-name="ce8" office:value-type="string" calcext:value-type="string">
            <text:p>9.9g</text:p>
          </table:table-cell>
          <table:table-cell table:style-name="ce8" office:value-type="string" calcext:value-type="string">
            <text:p>149.9 x 9.8 mm</text:p>
          </table:table-cell>
          <table:table-cell table:style-name="ce8" office:value-type="string" calcext:value-type="string">
            <text:p>4096 (≈8gf, 18gf, 34gf, 56gf, 115gf, 291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ACK24911Z, ACK24918Z, ACK24919Z</text:p>
          </table:table-cell>
          <table:table-cell table:style-name="ce8" office:value-type="string" calcext:value-type="string">
            <text:p>CTC-4110WL, CTC-6110WL</text:p>
          </table:table-cell>
          <table:table-cell table:style-name="ce4" office:value-type="string" calcext:value-type="string" table:number-columns-spanned="1" table:number-rows-spanned="21">
            <text:p>Mice</text:p>
          </table:table-cell>
          <table:table-cell table:style-name="ce8" office:value-type="string" calcext:value-type="string">
            <office:annotation draw:style-name="gr1" draw:text-style-name="P2" svg:width="327.77pt" svg:height="25.51pt" svg:x="5836.93pt" svg:y="67.49pt" draw:caption-point-x="-11.54pt" draw:caption-point-y="-22.22pt">
              <dc:date>2024-01-16T00:00:00</dc:date>
              <text:p text:style-name="P1">BAMBOO FUN CORDLESS MOUSE</text:p>
            </office:annotation>
            <text:p>EC-155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05 x 66.7 x 37.6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50, CTE-650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2.49pt" draw:caption-point-x="-11.54pt" draw:caption-point-y="-22.22pt">
              <dc:date>2024-01-16T00:00:00</dc:date>
              <text:p text:style-name="P1">(Wacom One M)</text:p>
            </office:annotation>
            <text:p>CTC-611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52 x 181 x 8 mm</text:p>
          </table:table-cell>
          <table:table-cell table:style-name="ce8" office:value-type="string" calcext:value-type="string">
            <text:p>1.56:1 (1.17:1) (1.34:1)</text:p>
          </table:table-cell>
          <table:table-cell table:style-name="ce8" office:value-type="string" calcext:value-type="string">
            <text:p>35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2.49pt" draw:caption-point-x="-11.54pt" draw:caption-point-y="-22.22pt">
              <dc:date>2024-01-16T00:00:00</dc:date>
              <text:p text:style-name="P1">Wacom One Standard Pen</text:p>
            </office:annotation>
            <text:p>CP-92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40" calcext:value-type="float">
            <text:p>2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 + Hover/Drag Smoothing + Glitchy Pressure Filtering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CP-923, CP-913, CP-202, L471-2, 180 22-1, 180J 22-1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55.15pt" svg:y="82.49pt" draw:caption-point-x="-11.54pt" draw:caption-point-y="-22.22pt">
              <dc:date>2024-01-16T00:00:00</dc:date>
              <text:p text:style-name="P1">(Wacom One Pen)</text:p>
            </office:annotation>
            <text:p>CP-913</text:p>
          </table:table-cell>
          <table:table-cell table:style-name="ce8" office:value-type="string" calcext:value-type="string">
            <text:p>11.1g</text:p>
          </table:table-cell>
          <table:table-cell table:style-name="ce8" office:value-type="string" calcext:value-type="string">
            <text:p>148.2 x 11.5 mm</text:p>
          </table:table-cell>
          <table:table-cell table:style-name="ce8" office:value-type="string" calcext:value-type="string">
            <text:p>4096 (≈5gf, 28gf, 43gf, 95gf, 151gf, 358gf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ACK24501Z</text:p>
          </table:table-cell>
          <table:table-cell table:style-name="ce8" office:value-type="string" calcext:value-type="string">
            <text:p>CTC-4110WL, CTC-6110WL</text:p>
          </table:table-cell>
          <table:covered-table-cell/>
          <table:table-cell table:style-name="ce8" office:value-type="string" calcext:value-type="string">
            <office:annotation draw:style-name="gr1" draw:text-style-name="P2" svg:width="327.77pt" svg:height="25.51pt" svg:x="5836.93pt" svg:y="82.49pt" draw:caption-point-x="-11.54pt" draw:caption-point-y="-22.22pt">
              <dc:date>2024-01-16T00:00:00</dc:date>
              <text:p text:style-name="P1">Graphire4 cordless mouse</text:p>
            </office:annotation>
            <text:p>EC-14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06.2 x 62.3 x 37.4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40, CTE-640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7.51pt" draw:caption-point-x="-11.54pt" draw:caption-point-y="-22.25pt">
              <dc:date>2024-01-16T00:00:00</dc:date>
              <text:p text:style-name="P1">(Intuos S) (Wacom Intuos, Pen Only Small)</text:p>
            </office:annotation>
            <text:p>CTL-410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0 x 160 x 8.8 mm</text:p>
          </table:table-cell>
          <table:table-cell table:style-name="ce8" office:value-type="string" calcext:value-type="string">
            <text:p>2.22:1 (1.32:1) (1.68:1)</text:p>
          </table:table-cell>
          <table:table-cell table:style-name="ce8" office:value-type="string" calcext:value-type="string">
            <text:p>23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7.51pt" draw:caption-point-x="-11.54pt" draw:caption-point-y="-22.25pt">
              <dc:date>2024-01-16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20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97.51pt" draw:caption-point-x="-11.54pt" draw:caption-point-y="-22.25pt">
              <dc:date>2024-01-16T00:00:00</dc:date>
              <text:p text:style-name="P1">(Dr. Grip Digital for Wacom ブラック) (Dr. Grip Digital for Wacom アクアブルー)</text:p>
            </office:annotation>
            <text:p>CP-202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43 x 14.2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string" calcext:value-type="string">
            <text:p>0?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ACK24601Z</text:p>
          </table:table-cell>
          <table:table-cell table:style-name="ce8" office:value-type="string" calcext:value-type="string">
            <text:p>CTC-4110WL, CTC-6110WL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7pt" svg:height="25.48pt" svg:x="5836.93pt" svg:y="97.51pt" draw:caption-point-x="-11.54pt" draw:caption-point-y="-22.25pt">
              <dc:date>2024-01-16T00:00:00</dc:date>
              <text:p text:style-name="P1">GRAPHIRE3 CORDLESS MOUSE</text:p>
            </office:annotation>
            <text:p>EC-13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15 x 60 x 38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30, CTE-630BT, CTE-630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2.51pt" draw:caption-point-x="-11.54pt" draw:caption-point-y="-22.22pt">
              <dc:date>2024-01-16T00:00:00</dc:date>
              <text:p text:style-name="P1">(Intuos BT S) (Wacom Intuos, Pen &amp; Bluetooth Small)</text:p>
            </office:annotation>
            <text:p>CTL-410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0 x 160 x 8.8 mm</text:p>
          </table:table-cell>
          <table:table-cell table:style-name="ce8" office:value-type="string" calcext:value-type="string">
            <text:p>2.22:1 (1.32:1) (1.68:1)</text:p>
          </table:table-cell>
          <table:table-cell table:style-name="ce8" office:value-type="string" calcext:value-type="string">
            <text:p>23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2.51pt" draw:caption-point-x="-11.54pt" draw:caption-point-y="-22.22pt">
              <dc:date>2024-01-16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20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11" office:value-type="string" calcext:value-type="string">
            <office:annotation draw:style-name="gr2" draw:text-style-name="P2" svg:width="805.49pt" svg:height="25.48pt" svg:x="3055.15pt" svg:y="112.51pt" draw:caption-point-x="-11.54pt" draw:caption-point-y="-22.22pt">
              <dc:date>2024-01-16T00:00:00</dc:date>
              <text:p text:style-name="P1">(LAMY AL-Star black EMR Pen)</text:p>
            </office:annotation>
            <text:p>L471-2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Z105</text:p>
          </table:table-cell>
          <table:table-cell table:style-name="ce8" office:value-type="string" calcext:value-type="string">
            <text:p>CTC-4110WL, CTC-6110WL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7pt" svg:height="25.48pt" svg:x="5836.93pt" svg:y="112.51pt" draw:caption-point-x="-11.54pt" draw:caption-point-y="-22.22pt">
              <dc:date>2024-01-16T00:00:00</dc:date>
              <text:p text:style-name="P1">GRAPHIRE2 CORDLESS MOUSE</text:p>
            </office:annotation>
            <text:p>EC-12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16 x 58 x 37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ET-0405A-U, ET-0507A-U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7.5pt" draw:caption-point-x="-11.54pt" draw:caption-point-y="-22.22pt">
              <dc:date>2024-01-16T00:00:00</dc:date>
              <text:p text:style-name="P1">(Intuos M) (Wacom Intuos, Pen Only Medium)</text:p>
            </office:annotation>
            <text:p>CTL-610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64 x 200 x 8.8 mm</text:p>
          </table:table-cell>
          <table:table-cell table:style-name="ce8" office:value-type="string" calcext:value-type="string">
            <text:p>1.81:1 (1.22:1) (1.48:1)</text:p>
          </table:table-cell>
          <table:table-cell table:style-name="ce8" office:value-type="string" calcext:value-type="string">
            <text:p>4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7.5pt" draw:caption-point-x="-11.54pt" draw:caption-point-y="-22.22pt">
              <dc:date>2024-01-16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127.5pt" draw:caption-point-x="-11.54pt" draw:caption-point-y="-22.22pt">
              <dc:date>2024-01-16T00:00:00</dc:date>
              <text:p text:style-name="P1">(STAEDTLER Noris digital classic Stylus)</text:p>
            </office:annotation>
            <text:p>180 22-1</text:p>
          </table:table-cell>
          <table:table-cell table:style-name="ce8" office:value-type="string" calcext:value-type="string">
            <text:p>8.7g</text:p>
          </table:table-cell>
          <table:table-cell table:style-name="ce8" office:value-type="string" calcext:value-type="string">
            <text:p>175 x 7.5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18022 SN</text:p>
          </table:table-cell>
          <table:table-cell table:style-name="ce8" office:value-type="string" calcext:value-type="string">
            <text:p>CTC-4110WL, CTC-6110WL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7pt" svg:height="25.48pt" svg:x="5836.93pt" svg:y="127.5pt" draw:caption-point-x="-11.54pt" draw:caption-point-y="-22.22pt">
              <dc:date>2024-01-16T00:00:00</dc:date>
              <text:p text:style-name="P1">GRAPHIRE CORDLESS MOUSE</text:p>
            </office:annotation>
            <text:p>EC-100 [w/o weight]</text:p>
          </table:table-cell>
          <table:table-cell table:style-name="ce8" office:value-type="string" calcext:value-type="string">
            <text:p>90g [65g]</text:p>
          </table:table-cell>
          <table:table-cell table:style-name="ce8" office:value-type="string" calcext:value-type="string">
            <text:p>125 x 65 x 39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ET-0405-U, ET-0405-R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2.5pt" draw:caption-point-x="-11.54pt" draw:caption-point-y="-22.22pt">
              <dc:date>2024-01-16T00:00:00</dc:date>
              <text:p text:style-name="P1">(Intuos BT M) (Wacom Intuos, Pen &amp; Bluetooth Medium)</text:p>
            </office:annotation>
            <text:p>CTL-610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64 x 200 x 8.8 mm</text:p>
          </table:table-cell>
          <table:table-cell table:style-name="ce8" office:value-type="string" calcext:value-type="string">
            <text:p>1.81:1 (1.22:1) (1.48:1)</text:p>
          </table:table-cell>
          <table:table-cell table:style-name="ce8" office:value-type="string" calcext:value-type="string">
            <text:p>4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2.5pt" draw:caption-point-x="-11.54pt" draw:caption-point-y="-22.22pt">
              <dc:date>2024-01-16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142.5pt" draw:caption-point-x="-11.54pt" draw:caption-point-y="-22.22pt">
              <dc:date>2024-01-16T00:00:00</dc:date>
              <text:p text:style-name="P1">(STAEDTLER Noris digital jumbo Stylus)</text:p>
            </office:annotation>
            <text:p>180J 22-1</text:p>
          </table:table-cell>
          <table:table-cell table:style-name="ce6" office:value-type="string" calcext:value-type="string">
            <text:p>10g</text:p>
          </table:table-cell>
          <table:table-cell table:style-name="ce6" office:value-type="string" calcext:value-type="string">
            <text:p>140 x 9.1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18022 SN</text:p>
          </table:table-cell>
          <table:table-cell table:style-name="ce8" office:value-type="string" calcext:value-type="string">
            <text:p>CTC-4110WL, CTC-6110WL</text:p>
          </table:table-cell>
          <table:covered-table-cell/>
          <table:table-cell table:style-name="ce8" table:number-columns-repeated="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7.49pt" draw:caption-point-x="-11.54pt" draw:caption-point-y="-22.22pt">
              <dc:date>2024-01-16T00:00:00</dc:date>
              <text:p text:style-name="P1">(Intuos Draw Small) (Intuos Small)</text:p>
            </office:annotation>
            <text:p>CTL-4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69.2 x 7-10.7 mm</text:p>
          </table:table-cell>
          <table:table-cell table:style-name="ce8" office:value-type="string" calcext:value-type="string">
            <text:p>2.46:1 (1.38:1) (1.78:1)</text:p>
          </table:table-cell>
          <table:table-cell table:style-name="ce8" office:value-type="string" calcext:value-type="string">
            <text:p>2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7.49pt" draw:caption-point-x="-11.54pt" draw:caption-point-y="-22.22pt">
              <dc:date>2024-01-16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3mm (13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55.15pt" svg:y="157.49pt" draw:caption-point-x="-11.54pt" draw:caption-point-y="-22.22pt">
              <dc:date>2024-01-16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39 x 12 mm</text:p>
          </table:table-cell>
          <table:table-cell table:style-name="ce8" office:value-type="string" calcext:value-type="string">
            <text:p>4096 (≈&lt;1gf, &lt;1gf, 18gf, 54gf, 109gf, 226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1" draw:text-style-name="P2" svg:width="1475.38pt" svg:height="25.51pt" svg:x="4417.85pt" svg:y="157.49pt" draw:caption-point-x="-11.54pt" draw:caption-point-y="-22.22pt">
              <dc:date>2024-01-1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100, CTL-4100WL, CTL-6100, CTL-6100WL</text:p>
          </table:table-cell>
          <table:covered-table-cell/>
          <table:table-cell table:style-name="ce8" office:value-type="string" calcext:value-type="string">
            <office:annotation draw:style-name="gr1" draw:text-style-name="P2" svg:width="327.77pt" svg:height="25.51pt" svg:x="5836.93pt" svg:y="157.49pt" draw:caption-point-x="-11.54pt" draw:caption-point-y="-22.22pt">
              <dc:date>2024-01-16T00:00:00</dc:date>
              <text:p text:style-name="P1">INTUOS4 MOUSE</text:p>
            </office:annotation>
            <text:p>KC-100 [w/o weight]</text:p>
          </table:table-cell>
          <table:table-cell table:style-name="ce8" office:value-type="string" calcext:value-type="string">
            <text:p>83g [58g]</text:p>
          </table:table-cell>
          <table:table-cell table:style-name="ce8" office:value-type="string" calcext:value-type="string">
            <text:p>102.9 x 61.8 x 38.6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.3mm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PTK-440, PTK-540WL, PTK-640, PTK-840, PTK-1240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2.49pt" draw:caption-point-x="-11.54pt" draw:caption-point-y="-22.22pt">
              <dc:date>2024-01-16T00:00:00</dc:date>
              <text:p text:style-name="P1">(Intuos Art Small) (Intuos Photo Small) (Intuos Comic Small) (Intuos Touch Small)</text:p>
            </office:annotation>
            <text:p>CTH-4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69.2 x 7-10.7 mm</text:p>
          </table:table-cell>
          <table:table-cell table:style-name="ce8" office:value-type="string" calcext:value-type="string">
            <text:p>2.46:1 (1.38:1) (1.78:1)</text:p>
          </table:table-cell>
          <table:table-cell table:style-name="ce8" office:value-type="string" calcext:value-type="string">
            <text:p>2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2.49pt" draw:caption-point-x="-11.54pt" draw:caption-point-y="-22.22pt">
              <dc:date>2024-01-16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3mm (13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55.15pt" svg:y="172.49pt" draw:caption-point-x="-11.54pt" draw:caption-point-y="-22.22pt">
              <dc:date>2024-01-16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38.8 x 11.5 mm</text:p>
          </table:table-cell>
          <table:table-cell table:style-name="ce8" office:value-type="string" calcext:value-type="string">
            <text:p>2048 (≈&lt;1gf, &lt;1gf, 15gf, 65gf, 140gf, 32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1" draw:text-style-name="P2" svg:width="1475.38pt" svg:height="25.51pt" svg:x="4417.85pt" svg:y="172.49pt" draw:caption-point-x="-11.54pt" draw:caption-point-y="-22.22pt">
              <dc:date>2024-01-1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90, CTH-490, CTL-690, CTH-690, CTL-472, CTL-672</text:p>
          </table:table-cell>
          <table:covered-table-cell/>
          <table:table-cell table:style-name="ce8" office:value-type="string" calcext:value-type="string">
            <office:annotation draw:style-name="gr1" draw:text-style-name="P2" svg:width="327.77pt" svg:height="25.51pt" svg:x="5836.93pt" svg:y="172.49pt" draw:caption-point-x="-11.54pt" draw:caption-point-y="-22.22pt">
              <dc:date>2024-01-16T00:00:00</dc:date>
              <text:p text:style-name="P1">INTUOS4 LENS CURSOR</text:p>
            </office:annotation>
            <text:p>K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.8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.3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PTK-840, PTK-1240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7.51pt" draw:caption-point-x="-11.54pt" draw:caption-point-y="-22.25pt">
              <dc:date>2024-01-16T00:00:00</dc:date>
              <text:p text:style-name="P1">(Intuos Draw Medium) (Intuos Medium)</text:p>
            </office:annotation>
            <text:p>CTL-6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17.2 x 7-10.7 mm</text:p>
          </table:table-cell>
          <table:table-cell table:style-name="ce8" office:value-type="string" calcext:value-type="string">
            <text:p>2.05:1 (1.27:1) (1.61:1)</text:p>
          </table:table-cell>
          <table:table-cell table:style-name="ce8" office:value-type="string" calcext:value-type="string">
            <text:p>48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7.51pt" draw:caption-point-x="-11.54pt" draw:caption-point-y="-22.25pt">
              <dc:date>2024-01-16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187.51pt" draw:caption-point-x="-11.54pt" draw:caption-point-y="-22.25pt">
              <dc:date>2024-01-16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38.8 x 11.5 mm</text:p>
          </table:table-cell>
          <table:table-cell table:style-name="ce8" office:value-type="string" calcext:value-type="string">
            <text:p>2048 (≈3gf, 3gf, 45gf, 110gf, 227gf, 405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187.51pt" draw:caption-point-x="-11.54pt" draw:caption-point-y="-22.25pt">
              <dc:date>2024-01-1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90, CTH-490, CTL-690, CTH-690, CTL-472, CTL-672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7pt" svg:height="25.48pt" svg:x="5836.93pt" svg:y="187.51pt" draw:caption-point-x="-11.54pt" draw:caption-point-y="-22.25pt">
              <dc:date>2024-01-16T00:00:00</dc:date>
              <text:p text:style-name="P1">Intuos3 mouse</text:p>
            </office:annotation>
            <text:p>ZC-100 [w/o weight]</text:p>
          </table:table-cell>
          <table:table-cell table:style-name="ce8" office:value-type="string" calcext:value-type="string">
            <text:p>105g [70g]</text:p>
          </table:table-cell>
          <table:table-cell table:style-name="ce8" office:value-type="string" calcext:value-type="string">
            <text:p>112.0 x 58.0 x 38.0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PTZ-430, PTZ-431W, PTZ-630, PTZ-631W, PTZ-930, PTZ-1230, PTZ-1231W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2.51pt" draw:caption-point-x="-11.54pt" draw:caption-point-y="-22.22pt">
              <dc:date>2024-01-16T00:00:00</dc:date>
              <text:p text:style-name="P1">(Intuos Art Medium) (Intuos Touch Medium)</text:p>
            </office:annotation>
            <text:p>CTH-6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17.2 x 7-10.7 mm</text:p>
          </table:table-cell>
          <table:table-cell table:style-name="ce8" office:value-type="string" calcext:value-type="string">
            <text:p>2.05:1 (1.27:1) (1.61:1)</text:p>
          </table:table-cell>
          <table:table-cell table:style-name="ce8" office:value-type="string" calcext:value-type="string">
            <text:p>48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2.51pt" draw:caption-point-x="-11.54pt" draw:caption-point-y="-22.22pt">
              <dc:date>2024-01-16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10.8 g</text:p>
          </table:table-cell>
          <table:table-cell table:style-name="ce8" office:value-type="string" calcext:value-type="string">
            <text:p>144.4 × 11.2 mm</text:p>
          </table:table-cell>
          <table:table-cell table:style-name="ce8" office:value-type="string" calcext:value-type="string">
            <text:p>1024 (≈&lt;1gf, &lt;1gf, 14gf, 65gf, 156gf, 34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202.51pt" draw:caption-point-x="-11.54pt" draw:caption-point-y="-22.22pt">
              <dc:date>2024-01-1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7pt" svg:height="25.48pt" svg:x="5836.93pt" svg:y="202.51pt" draw:caption-point-x="-11.54pt" draw:caption-point-y="-22.22pt">
              <dc:date>2024-01-16T00:00:00</dc:date>
              <text:p text:style-name="P1">Intuos3 lens cursor</text:p>
            </office:annotation>
            <text:p>Z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PTZ-1230, PTZ-1231W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17.5pt" draw:caption-point-x="-11.54pt" draw:caption-point-y="-22.22pt">
              <dc:date>2024-01-16T00:00:00</dc:date>
              <text:p text:style-name="P1">(Intuos Pen (S)) (Intuos Small) (Intuos Creative Pen Tablet - Small)</text:p>
            </office:annotation>
            <text:p>CTL-4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9.9 x 177.5 x 7-10 mm</text:p>
          </table:table-cell>
          <table:table-cell table:style-name="ce8" office:value-type="string" calcext:value-type="string">
            <text:p>2.58:1 (1.38:1) (1.87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21mm (18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12.5 g</text:p>
          </table:table-cell>
          <table:table-cell table:style-name="ce8" office:value-type="string" calcext:value-type="string">
            <text:p>151.2 × 11.2 mm</text:p>
          </table:table-cell>
          <table:table-cell table:style-name="ce8" office:value-type="string" calcext:value-type="string">
            <text:p>1024 (≈&lt;1gf, &lt;1gf, 14gf, 65gf, 156gf, 34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217.5pt" draw:caption-point-x="-11.54pt" draw:caption-point-y="-22.22pt">
              <dc:date>2024-01-1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7pt" svg:height="25.48pt" svg:x="5836.93pt" svg:y="217.5pt" draw:caption-point-x="-11.54pt" draw:caption-point-y="-22.22pt">
              <dc:date>2024-01-16T00:00:00</dc:date>
              <text:p text:style-name="P1">INTUOS2 2D MOUSE</text:p>
            </office:annotation>
            <text:p>XC-100</text:p>
          </table:table-cell>
          <table:table-cell table:style-name="ce8" office:value-type="string" calcext:value-type="string">
            <text:p>100g</text:p>
          </table:table-cell>
          <table:table-cell table:style-name="ce8" office:value-type="string" calcext:value-type="string">
            <text:p>117.2 x 68.2 x 40.3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1mm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231.39pt" draw:caption-point-x="-11.54pt" draw:caption-point-y="-21.12pt">
              <dc:date>2024-01-16T00:00:00</dc:date>
              <text:p text:style-name="P1">(Intuos Pen &amp; Touch (S)) (Intuos Touch Small) (Intuos Creative Pen &amp; Touch Tablet - Small)</text:p>
            </office:annotation>
            <text:p>CTH-4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9.9 x 177.5 x 7-10 mm</text:p>
          </table:table-cell>
          <table:table-cell table:style-name="ce8" office:value-type="string" calcext:value-type="string">
            <text:p>2.58:1 (1.38:1) (1.87:1)</text:p>
          </table:table-cell>
          <table:table-cell table:style-name="ce8" office:value-type="string" calcext:value-type="string">
            <text:p>3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21mm (18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0 x 11.5 mm</text:p>
          </table:table-cell>
          <table:table-cell table:style-name="ce8" office:value-type="string" calcext:value-type="string">
            <text:p>1024 (≈&lt;1gf, &lt;1gf, 40gf, 106gf, 204gf, 35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232.5pt" draw:caption-point-x="-11.54pt" draw:caption-point-y="-22.22pt">
              <dc:date>2024-01-1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7pt" svg:height="25.48pt" svg:x="5836.93pt" svg:y="232.5pt" draw:caption-point-x="-11.54pt" draw:caption-point-y="-22.22pt">
              <dc:date>2024-01-16T00:00:00</dc:date>
              <text:p text:style-name="P1">INTUOS2 4D MOUSE</text:p>
            </office:annotation>
            <text:p>XC-400 [w/o weight]</text:p>
          </table:table-cell>
          <table:table-cell table:style-name="ce8" office:value-type="string" calcext:value-type="string">
            <text:p>105g [88g]</text:p>
          </table:table-cell>
          <table:table-cell table:style-name="ce8" office:value-type="string" calcext:value-type="string">
            <text:p>120.0 x 71.0 x 35.4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Rotation, ???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247.49pt" draw:caption-point-x="-11.54pt" draw:caption-point-y="-22.22pt">
              <dc:date>2024-01-16T00:00:00</dc:date>
              <text:p text:style-name="P1">(Intuos Pen &amp; Touch (M)) (Intuos Medium)</text:p>
            </office:annotation>
            <text:p>CTL-6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21.5 x 7-10.1 mm</text:p>
          </table:table-cell>
          <table:table-cell table:style-name="ce8" office:value-type="string" calcext:value-type="string">
            <text:p>2.09:1 (1.27:1) (1.64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text:p>LP-17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 x 11.5 mm</text:p>
          </table:table-cell>
          <table:table-cell table:style-name="ce8" office:value-type="string" calcext:value-type="string">
            <text:p>1024 (≈&lt;1gf, &lt;1gf, 25gf, 111gf, 270gf, 525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1" draw:text-style-name="P2" svg:width="1475.38pt" svg:height="25.51pt" svg:x="4417.85pt" svg:y="247.49pt" draw:caption-point-x="-11.54pt" draw:caption-point-y="-22.22pt">
              <dc:date>2024-01-1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covered-table-cell/>
          <table:table-cell table:style-name="ce8" office:value-type="string" calcext:value-type="string">
            <office:annotation draw:style-name="gr1" draw:text-style-name="P2" svg:width="327.77pt" svg:height="25.51pt" svg:x="5836.93pt" svg:y="247.49pt" draw:caption-point-x="-11.54pt" draw:caption-point-y="-22.22pt">
              <dc:date>2024-01-16T00:00:00</dc:date>
              <text:p text:style-name="P1">INTUOS2 LENS CURSOR</text:p>
            </office:annotation>
            <text:p>X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261.41pt" draw:caption-point-x="-11.54pt" draw:caption-point-y="-21.15pt">
              <dc:date>2024-01-16T00:00:00</dc:date>
              <text:p text:style-name="P1">(Intuos Pen (M)) (Intuos Touch Medium) (Intuos Creative Pen &amp; Touch Tablet - Medium)</text:p>
            </office:annotation>
            <text:p>CTH-6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21.5 x 7-10.1 mm</text:p>
          </table:table-cell>
          <table:table-cell table:style-name="ce8" office:value-type="string" calcext:value-type="string">
            <text:p>2.09:1 (1.27:1) (1.64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text:p>LP-170E</text:p>
          </table:table-cell>
          <table:table-cell table:style-name="ce8" office:value-type="string" calcext:value-type="string">
            <text:p>14g</text:p>
          </table:table-cell>
          <table:table-cell table:style-name="ce8" office:value-type="string" calcext:value-type="string">
            <text:p>155.6 x 11.5 mm</text:p>
          </table:table-cell>
          <table:table-cell table:style-name="ce8" office:value-type="string" calcext:value-type="string">
            <text:p>1024 (≈&lt;1gf, &lt;1gf, 25gf, 111gf, 270gf, 525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1" draw:text-style-name="P2" svg:width="1475.38pt" svg:height="25.51pt" svg:x="4417.85pt" svg:y="262.49pt" draw:caption-point-x="-11.54pt" draw:caption-point-y="-22.22pt">
              <dc:date>2024-01-1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covered-table-cell/>
          <table:table-cell table:style-name="ce8" office:value-type="string" calcext:value-type="string">
            <office:annotation draw:style-name="gr1" draw:text-style-name="P2" svg:width="327.77pt" svg:height="25.51pt" svg:x="5836.93pt" svg:y="262.49pt" draw:caption-point-x="-11.54pt" draw:caption-point-y="-22.22pt">
              <dc:date>2024-01-16T00:00:00</dc:date>
              <text:p text:style-name="P1">INTUOS 4D MOUSE</text:p>
            </office:annotation>
            <text:p>GC-50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13 x 72.6 x 38.5 mm</text:p>
          </table:table-cell>
          <table:table-cell table:style-name="ce8" office:value-type="string" calcext:value-type="string">
            <text:p>5 + Thumbwheel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GD-0405-U, GD-0405-R, GD-0405-A, GD-0608-U, GD-0608-R, GD-0608-A, GD-0912-U, GD-0912-R, GD-0912-A, GD-1212-U, GD-1212-R, GD-1218-U, GD-1218-R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77.51pt" draw:caption-point-x="-11.54pt" draw:caption-point-y="-22.25pt">
              <dc:date>2024-01-16T00:00:00</dc:date>
              <text:p text:style-name="P1">(One by Wacom (S)) (One by Wacom small) (One by Wacom pen tablet)</text:p>
            </office:annotation>
            <text:p>CTL-472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46 x 8.7 mm</text:p>
          </table:table-cell>
          <table:table-cell table:style-name="ce8" office:value-type="string" calcext:value-type="string">
            <text:p>2.12:1 (1.38:1) (1.54:1)</text:p>
          </table:table-cell>
          <table:table-cell table:style-name="ce8" office:value-type="string" calcext:value-type="string">
            <text:p>2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77.51pt" draw:caption-point-x="-11.54pt" draw:caption-point-y="-22.25pt">
              <dc:date>2024-01-16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17mm (17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277.51pt" draw:caption-point-x="-11.54pt" draw:caption-point-y="-22.25pt">
              <dc:date>2024-01-16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4 x 11.8 mm</text:p>
          </table:table-cell>
          <table:table-cell table:style-name="ce8" office:value-type="string" calcext:value-type="string">
            <text:p>1024 (≈&lt;1gf, &lt;1gf, 26gf, 85gf, 175gf, 353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277.51pt" draw:caption-point-x="-11.54pt" draw:caption-point-y="-22.25pt">
              <dc:date>2024-01-1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7pt" svg:height="25.48pt" svg:x="5836.93pt" svg:y="277.51pt" draw:caption-point-x="-11.54pt" draw:caption-point-y="-22.25pt">
              <dc:date>2024-01-16T00:00:00</dc:date>
              <text:p text:style-name="P1">INTUOS LENS CURSOR</text:p>
            </office:annotation>
            <text:p>GC-210</text:p>
          </table:table-cell>
          <table:table-cell table:style-name="ce8" office:value-type="string" calcext:value-type="string">
            <text:p>72g</text:p>
          </table:table-cell>
          <table:table-cell table:style-name="ce8" office:value-type="string" calcext:value-type="string">
            <text:p>158.9 x 66.1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GD-0405-U, GD-0405-R, GD-0405-A, GD-0608-U, GD-0608-R, GD-0608-A, GD-0912-U, GD-0912-R, GD-0912-A, GD-1212-U, GD-1212-R, GD-1218-U, GD-1218-R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92.51pt" draw:caption-point-x="-11.54pt" draw:caption-point-y="-22.22pt">
              <dc:date>2024-01-16T00:00:00</dc:date>
              <text:p text:style-name="P1">(One by Wacom (M)) (One by Wacom medium) (One by Wacom pen tablet)</text:p>
            </office:annotation>
            <text:p>CTL-672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7 x 189 x 8.7 mm</text:p>
          </table:table-cell>
          <table:table-cell table:style-name="ce8" office:value-type="string" calcext:value-type="string">
            <text:p>1.8:1 (1.28:1) (1.4:1)</text:p>
          </table:table-cell>
          <table:table-cell table:style-name="ce8" office:value-type="string" calcext:value-type="string">
            <text:p>447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92.51pt" draw:caption-point-x="-11.54pt" draw:caption-point-y="-22.22pt">
              <dc:date>2024-01-16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292.51pt" draw:caption-point-x="-11.54pt" draw:caption-point-y="-22.22pt">
              <dc:date>2024-01-16T00:00:00</dc:date>
              <text:p text:style-name="P1">(Bamboo CTL Pen)</text:p>
            </office:annotation>
            <text:p>LP-160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49 x 11.8 mm</text:p>
          </table:table-cell>
          <table:table-cell table:style-name="ce8" office:value-type="string" calcext:value-type="string">
            <text:p>1024 (≈10gf, 10gf, 44gf, 103gf, 185gf, 396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292.51pt" draw:caption-point-x="-11.54pt" draw:caption-point-y="-22.22pt">
              <dc:date>2024-01-1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7pt" svg:height="25.48pt" svg:x="5836.93pt" svg:y="292.51pt" draw:caption-point-x="-11.54pt" draw:caption-point-y="-22.22pt">
              <dc:date>2024-01-16T00:00:00</dc:date>
              <text:p text:style-name="P1">4-button cursor</text:p>
            </office:annotation>
            <text:p>UC-52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string" calcext:value-type="string">
            <text:p>UD-0608-R, UD-0608-A, UD-1212-R, UD-1212-A, UD-1218-R,UD-1218-A, UD-0608-R, UD-0608-A, UD-1212-R, UD-1212-A, UD-1218-R, UD-1825-R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07.5pt" draw:caption-point-x="-11.54pt" draw:caption-point-y="-22.22pt">
              <dc:date>2024-01-16T00:00:00</dc:date>
              <text:p text:style-name="P1">(Bamboo Splash) (One by Wacom (S))</text:p>
            </office:annotation>
            <text:p>CTL-47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46 x 7.5 mm</text:p>
          </table:table-cell>
          <table:table-cell table:style-name="ce8" office:value-type="string" calcext:value-type="string">
            <text:p>2.12:1 (1.38:1) (1.54:1)</text:p>
          </table:table-cell>
          <table:table-cell table:style-name="ce8" office:value-type="string" calcext:value-type="string">
            <text:p>245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21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307.5pt" draw:caption-point-x="-11.54pt" draw:caption-point-y="-22.22pt">
              <dc:date>2024-01-16T00:00:00</dc:date>
              <text:p text:style-name="P1">(Bamboo CTH Pen)</text:p>
            </office:annotation>
            <text:p>LP-160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4 x 11.8 mm</text:p>
          </table:table-cell>
          <table:table-cell table:style-name="ce8" office:value-type="string" calcext:value-type="string">
            <text:p>1024 (≈10gf, 10gf, 44gf, 103gf, 185gf, 396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307.5pt" draw:caption-point-x="-11.54pt" draw:caption-point-y="-22.22pt">
              <dc:date>2024-01-1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7pt" svg:height="25.48pt" svg:x="5836.93pt" svg:y="307.5pt" draw:caption-point-x="-11.54pt" draw:caption-point-y="-22.22pt">
              <dc:date>2024-01-16T00:00:00</dc:date>
              <text:p text:style-name="P1">16 button cursor</text:p>
            </office:annotation>
            <text:p>UC-62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string" calcext:value-type="string">
            <text:p>UD-1212-R, UD-1212-A, UD-1218-R, UD-1218-A, UD-1212-R, UD-1212-A, UD-1218-R, UD-1825-R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22.5pt" draw:caption-point-x="-11.54pt" draw:caption-point-y="-22.22pt">
              <dc:date>2024-01-16T00:00:00</dc:date>
              <text:p text:style-name="P1">(One by Wacom (M))</text:p>
            </office:annotation>
            <text:p>CTL-67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7 x 189 x 7.5 mm</text:p>
          </table:table-cell>
          <table:table-cell table:style-name="ce8" office:value-type="string" calcext:value-type="string">
            <text:p>1.77:1 (1.28:1) (1.38:1)</text:p>
          </table:table-cell>
          <table:table-cell table:style-name="ce8" office:value-type="string" calcext:value-type="string">
            <text:p>422g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322.5pt" draw:caption-point-x="-11.54pt" draw:caption-point-y="-22.22pt">
              <dc:date>2024-01-16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8 x 1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322.5pt" draw:caption-point-x="-11.54pt" draw:caption-point-y="-22.22pt">
              <dc:date>2024-01-1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7pt" svg:height="25.48pt" svg:x="5836.93pt" svg:y="322.5pt" draw:caption-point-x="-11.54pt" draw:caption-point-y="-22.22pt">
              <dc:date>2024-01-16T00:00:00</dc:date>
              <text:p text:style-name="P1">Four-Button Cursor</text:p>
            </office:annotation>
            <text:p>SC-100</text:p>
          </table:table-cell>
          <table:table-cell table:style-name="ce8" office:value-type="string" calcext:value-type="string">
            <text:p>45g</text:p>
          </table:table-cell>
          <table:table-cell table:style-name="ce8" office:value-type="string" calcext:value-type="string">
            <text:p>55 x 118 x 21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420E, SD-421E, SD-422E, SD-320E, SD-321E, SD-322E, SD-310E, SD-311E, SD-312E, SD-210L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337.49pt" draw:caption-point-x="-11.54pt" draw:caption-point-y="-22.22pt">
              <dc:date>2024-01-16T00:00:00</dc:date>
              <text:p text:style-name="P1">(Bamboo Connect) (Bamboo Pen Tablet)</text:p>
            </office:annotation>
            <text:p>CTL-47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78 x 176 x 9.8 mm</text:p>
          </table:table-cell>
          <table:table-cell table:style-name="ce8" office:value-type="string" calcext:value-type="string">
            <text:p>3.61:1 (1.89:1) (1.91:1)</text:p>
          </table:table-cell>
          <table:table-cell table:style-name="ce8" office:value-type="string" calcext:value-type="string">
            <text:p>39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0</text:p>
          </table:table-cell>
          <table:table-cell table:style-name="ce8" office:value-type="string" calcext:value-type="string">
            <text:p>11.5mm (11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55.15pt" svg:y="337.49pt" draw:caption-point-x="-11.54pt" draw:caption-point-y="-22.22pt">
              <dc:date>2024-01-16T00:00:00</dc:date>
              <text:p text:style-name="P1">(Bamboo Pen)</text:p>
            </office:annotation>
            <text:p>EP-15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2.5 x 11.4 mm</text:p>
          </table:table-cell>
          <table:table-cell table:style-name="ce8" office:value-type="string" calcext:value-type="string">
            <text:p>512 (≈5gf, 5gf, 17gf, 69gf, 172gf, 34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mm)</text:p>
          </table:table-cell>
          <table:table-cell table:style-name="ce6" office:value-type="string" calcext:value-type="string">
            <office:annotation draw:style-name="gr1" draw:text-style-name="P2" svg:width="1475.38pt" svg:height="25.51pt" svg:x="4417.85pt" svg:y="337.49pt" draw:caption-point-x="-11.54pt" draw:caption-point-y="-22.22pt">
              <dc:date>2024-01-1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covered-table-cell/>
          <table:table-cell table:style-name="ce8" office:value-type="string" calcext:value-type="string">
            <office:annotation draw:style-name="gr1" draw:text-style-name="P2" svg:width="327.77pt" svg:height="25.51pt" svg:x="5836.93pt" svg:y="337.49pt" draw:caption-point-x="-11.54pt" draw:caption-point-y="-22.22pt">
              <dc:date>2024-01-16T00:00:00</dc:date>
              <text:p text:style-name="P1">Four-Button Cursor</text:p>
            </office:annotation>
            <text:p>SC-510</text:p>
          </table:table-cell>
          <table:table-cell table:style-name="ce8" office:value-type="string" calcext:value-type="string">
            <text:p>45g</text:p>
          </table:table-cell>
          <table:table-cell table:style-name="ce8" office:value-type="string" calcext:value-type="string">
            <text:p>55 x 118 x 21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510C</text:p>
          </table:table-cell>
          <table:table-cell table:number-columns-repeated="988"/>
        </table:table-row>
        <table:table-row table:style-name="ro1">
          <table:covered-table-cell/>
          <table:table-cell table:style-name="ce6" office:value-type="string" calcext:value-type="string">
            <office:annotation draw:style-name="gr1" draw:text-style-name="P2" svg:width="381.8pt" svg:height="25.51pt" svg:x="145.45pt" svg:y="352.49pt" draw:caption-point-x="-11.54pt" draw:caption-point-y="-22.22pt">
              <dc:date>2024-01-16T00:00:00</dc:date>
              <text:p text:style-name="P1">(Bamboo Capture) (Bamboo Manga) (Bamboo Comic)</text:p>
            </office:annotation>
            <text:p>CTH-47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78 x 176 x 9.8 mm</text:p>
          </table:table-cell>
          <table:table-cell table:style-name="ce8" office:value-type="string" calcext:value-type="string">
            <text:p>3.61:1 (1.89:1) (1.91:1)</text:p>
          </table:table-cell>
          <table:table-cell table:style-name="ce8" office:value-type="string" calcext:value-type="string">
            <text:p>3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70E or LP-170</text:p>
          </table:table-cell>
          <table:table-cell table:style-name="ce8" office:value-type="string" calcext:value-type="string">
            <text:p>11.5mm (11.5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55.15pt" svg:y="352.49pt" draw:caption-point-x="-11.54pt" draw:caption-point-y="-22.22pt">
              <dc:date>2024-01-16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2.5 x 12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75.38pt" svg:height="25.51pt" svg:x="4417.85pt" svg:y="352.49pt" draw:caption-point-x="-11.54pt" draw:caption-point-y="-22.22pt">
              <dc:date>2024-01-1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FB-630, CTE-430, CTE-630, CTE-630BT, ET-0405A-U, ET-0507A-U, ET-0405-U</text:p>
          </table:table-cell>
          <table:covered-table-cell/>
          <table:table-cell table:style-name="ce8" office:value-type="string" calcext:value-type="string">
            <office:annotation draw:style-name="gr1" draw:text-style-name="P2" svg:width="327.77pt" svg:height="25.51pt" svg:x="5836.93pt" svg:y="352.49pt" draw:caption-point-x="-11.54pt" draw:caption-point-y="-22.22pt">
              <dc:date>2024-01-16T00:00:00</dc:date>
              <text:p text:style-name="P1">Four-Button Cursor</text:p>
            </office:annotation>
            <text:p>SC-410</text:p>
          </table:table-cell>
          <table:table-cell table:style-name="ce8" office:value-type="string" calcext:value-type="string">
            <text:p>55g</text:p>
          </table:table-cell>
          <table:table-cell table:style-name="ce8" office:value-type="string" calcext:value-type="string">
            <text:p>62 x 130 x 24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013A, SD-013L</text:p>
          </table:table-cell>
          <table:table-cell table:number-columns-repeated="988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381.8pt" svg:height="25.48pt" svg:x="145.45pt" svg:y="367.51pt" draw:caption-point-x="-11.54pt" draw:caption-point-y="-22.25pt">
              <dc:date>2024-01-16T00:00:00</dc:date>
              <text:p text:style-name="P1">(Bamboo Create) (Bamboo Fun) (Bamboo Comic)</text:p>
            </office:annotation>
            <text:p>CTH-670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48 x 137 mm</text:p>
          </table:table-cell>
          <table:table-cell table:style-name="ce8" office:value-type="string" calcext:value-type="string">
            <text:p>351.75 x 209 x 9.8 mm</text:p>
          </table:table-cell>
          <table:table-cell table:style-name="ce8" office:value-type="string" calcext:value-type="string">
            <text:p>2.48:1 (1.62:1) (1.53:1)</text:p>
          </table:table-cell>
          <table:table-cell table:style-name="ce8" office:value-type="string" calcext:value-type="string">
            <text:p>635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7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367.51pt" draw:caption-point-x="-11.54pt" draw:caption-point-y="-22.25pt">
              <dc:date>2024-01-16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37.8 x 12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367.51pt" draw:caption-point-x="-11.54pt" draw:caption-point-y="-22.25pt">
              <dc:date>2024-01-1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7pt" svg:height="25.48pt" svg:x="5836.93pt" svg:y="367.51pt" draw:caption-point-x="-11.54pt" draw:caption-point-y="-22.25pt">
              <dc:date>2024-01-16T00:00:00</dc:date>
              <text:p text:style-name="P1">Sixteen-Button Cursor</text:p>
            </office:annotation>
            <text:p>SC-610</text:p>
          </table:table-cell>
          <table:table-cell table:style-name="ce8" office:value-type="string" calcext:value-type="string">
            <text:p>85g</text:p>
          </table:table-cell>
          <table:table-cell table:style-name="ce8" office:value-type="string" calcext:value-type="string">
            <text:p>62 x 130 x 24 mm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013A, SD-013L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82.51pt" draw:caption-point-x="-11.54pt" draw:caption-point-y="-22.22pt">
              <dc:date>2024-01-16T00:00:00</dc:date>
              <text:p text:style-name="P1">(Bamboo One Pen (S)) (Bamboo One, Small Tablet)</text:p>
            </office:annotation>
            <text:p>CTE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195 x 197 x 10.7 mm</text:p>
          </table:table-cell>
          <table:table-cell table:style-name="ce8" office:value-type="string" calcext:value-type="string">
            <text:p>2.81:1 (1.32:1) (2.13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382.51pt" draw:caption-point-x="-11.54pt" draw:caption-point-y="-22.22pt">
              <dc:date>2024-01-16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5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382.51pt" draw:caption-point-x="-11.54pt" draw:caption-point-y="-22.22pt">
              <dc:date>2024-01-16T00:00:00</dc:date>
              <text:p text:style-name="P1">(Bamboo One Pen)</text:p>
            </office:annotation>
            <text:p>FP-50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2.5 x 11.4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382.51pt" draw:caption-point-x="-11.54pt" draw:caption-point-y="-22.22pt">
              <dc:date>2024-01-1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97.5pt" draw:caption-point-x="-11.54pt" draw:caption-point-y="-22.22pt">
              <dc:date>2024-01-16T00:00:00</dc:date>
              <text:p text:style-name="P1">(Bamboo One Pen (M)) (Bamboo One, Medium Tablet)</text:p>
            </office:annotation>
            <text:p>CTE-6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5.3 mm</text:p>
          </table:table-cell>
          <table:table-cell table:style-name="ce8" office:value-type="string" calcext:value-type="string">
            <text:p>263.9 x 240 x 10.7 mm?</text:p>
          </table:table-cell>
          <table:table-cell table:style-name="ce8" office:value-type="string" calcext:value-type="string">
            <text:p>2.16:1 (1.22:1) (1.77:1)?</text:p>
          </table:table-cell>
          <table:table-cell table:style-name="ce8" office:value-type="string" calcext:value-type="string">
            <text:p>490g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397.5pt" draw:caption-point-x="-11.54pt" draw:caption-point-y="-22.22pt">
              <dc:date>2024-01-16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5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8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2mm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397.5pt" draw:caption-point-x="-11.54pt" draw:caption-point-y="-22.22pt">
              <dc:date>2024-01-1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38.69pt" svg:x="145.45pt" svg:y="405.89pt" draw:caption-point-x="-11.54pt" draw:caption-point-y="-15.62pt">
              <dc:date>2024-01-16T00:00:00</dc:date>
              <text:p text:style-name="P1">(Bamboo Fun (S)) (Bamboo Craft (S)) (Bamboo Comic Pen &amp; Touch (S)) (Bamboo Pen &amp; Touch Special Edition (S)) (Bamboo Fun Small Tablet) (Bamboo Fun Pen &amp; Touch) (Bamboo Comic Pen &amp; Touch) (Bamboo Tablet)</text:p>
            </office:annotation>
            <text:p>CTH-46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42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412.5pt" draw:caption-point-x="-11.54pt" draw:caption-point-y="-22.22pt">
              <dc:date>2024-01-16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15mm (13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412.5pt" draw:caption-point-x="-11.54pt" draw:caption-point-y="-22.22pt">
              <dc:date>2024-01-16T00:00:00</dc:date>
              <text:p text:style-name="P1">(Graphire3 Inking Pen) (Graphire2 Inking Pen) (Graphire Inking Pen)</text:p>
            </office:annotation>
            <text:p>EP-20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412.5pt" draw:caption-point-x="-11.54pt" draw:caption-point-y="-22.22pt">
              <dc:date>2024-01-1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426.42pt" draw:caption-point-x="-11.54pt" draw:caption-point-y="-21.15pt">
              <dc:date>2024-01-16T00:00:00</dc:date>
              <text:p text:style-name="P1">(Bamboo Fun (M)) (Bamboo Comic Pen &amp; Touch (M)) (Bamboo Pen &amp; Touch Special Edition (M)) (Bamboo Fun Medium Tablet) (Bamboo Tablet)</text:p>
            </office:annotation>
            <text:p>CTH-661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48 x 137 mm</text:p>
          </table:table-cell>
          <table:table-cell table:style-name="ce8" office:value-type="string" calcext:value-type="string">
            <text:p>336.8 x 223 x 8.5 mm</text:p>
          </table:table-cell>
          <table:table-cell table:style-name="ce8" office:value-type="string" calcext:value-type="string">
            <text:p>2.53:1 (1.56:1) (1.63:1)</text:p>
          </table:table-cell>
          <table:table-cell table:style-name="ce8" office:value-type="string" calcext:value-type="string">
            <text:p>74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427.49pt" draw:caption-point-x="-11.54pt" draw:caption-point-y="-22.22pt">
              <dc:date>2024-01-16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55.15pt" svg:y="427.49pt" draw:caption-point-x="-11.54pt" draw:caption-point-y="-22.22pt">
              <dc:date>2024-01-16T00:00:00</dc:date>
              <text:p text:style-name="P1">(Graphire Pen)</text:p>
            </office:annotation>
            <text:p>EP-13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75.38pt" svg:height="25.51pt" svg:x="4417.85pt" svg:y="427.49pt" draw:caption-point-x="-11.54pt" draw:caption-point-y="-22.22pt">
              <dc:date>2024-01-1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442.49pt" draw:caption-point-x="-11.54pt" draw:caption-point-y="-22.22pt">
              <dc:date>2024-01-16T00:00:00</dc:date>
              <text:p text:style-name="P1">(Bamboo Pen (S)) (Bamboo Pen Tablet)</text:p>
            </office:annotation>
            <text:p>CTL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3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442.49pt" draw:caption-point-x="-11.54pt" draw:caption-point-y="-22.22pt">
              <dc:date>2024-01-16T00:00:00</dc:date>
              <text:p text:style-name="P1">(Bamboo CTL Pen)</text:p>
            </office:annotation>
            <text:p>LP-160</text:p>
          </table:table-cell>
          <table:table-cell table:style-name="ce8" office:value-type="string" calcext:value-type="string">
            <text:p>13mm (12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55.15pt" svg:y="442.49pt" draw:caption-point-x="-11.54pt" draw:caption-point-y="-22.22pt">
              <dc:date>2024-01-16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75.38pt" svg:height="25.51pt" svg:x="4417.85pt" svg:y="442.49pt" draw:caption-point-x="-11.54pt" draw:caption-point-y="-22.22pt">
              <dc:date>2024-01-1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57.51pt" draw:caption-point-x="-11.54pt" draw:caption-point-y="-22.25pt">
              <dc:date>2024-01-16T00:00:00</dc:date>
              <text:p text:style-name="P1">(Bamboo Pen &amp; Touch) (Bamboo Pen &amp; Touch) (Bamboo Tablet)</text:p>
            </office:annotation>
            <text:p>CTH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36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457.51pt" draw:caption-point-x="-11.54pt" draw:caption-point-y="-22.25pt">
              <dc:date>2024-01-16T00:00:00</dc:date>
              <text:p text:style-name="P1">(Bamboo CTH Pen)</text:p>
            </office:annotation>
            <text:p>LP-160E</text:p>
          </table:table-cell>
          <table:table-cell table:style-name="ce8" office:value-type="string" calcext:value-type="string">
            <text:p>13mm (12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text:p>FP-11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457.51pt" draw:caption-point-x="-11.54pt" draw:caption-point-y="-22.25pt">
              <dc:date>2024-01-1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72.51pt" draw:caption-point-x="-11.54pt" draw:caption-point-y="-22.22pt">
              <dc:date>2024-01-16T00:00:00</dc:date>
              <text:p text:style-name="P1">(Bamboo Touch) (Bamboo Touch Tablet) [no emr digitizer]</text:p>
            </office:annotation>
            <text:p>CTT-460</text:p>
          </table:table-cell>
          <table:table-cell table:style-name="ce8" office:value-type="string" calcext:value-type="string">
            <text:p>16 : 10.88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25 x 85 mm</text:p>
          </table:table-cell>
          <table:table-cell table:style-name="ce8" office:value-type="string" calcext:value-type="string">
            <text:p>208.4 x 137.6 x 7.5 mm</text:p>
          </table:table-cell>
          <table:table-cell table:style-name="ce8" office:value-type="string" calcext:value-type="string">
            <text:p>2.7:1 (1.67:1) (1.62:1)</text:p>
          </table:table-cell>
          <table:table-cell table:style-name="ce8" office:value-type="string" calcext:value-type="string">
            <text:p>2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N/A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number-columns-repeated="2"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472.51pt" draw:caption-point-x="-11.54pt" draw:caption-point-y="-22.22pt">
              <dc:date>2024-01-16T00:00:00</dc:date>
              <text:p text:style-name="P1">(LLC Pen)</text:p>
            </office:annotation>
            <text:p>FP-10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9 x 12.3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2mm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472.51pt" draw:caption-point-x="-11.54pt" draw:caption-point-y="-22.22pt">
              <dc:date>2024-01-1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T-0405U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87.5pt" draw:caption-point-x="-11.54pt" draw:caption-point-y="-22.22pt">
              <dc:date>2024-01-16T00:00:00</dc:date>
              <text:p text:style-name="P1">(Bamboo Pen (M)) (Bamboo Pen Tablet)</text:p>
            </office:annotation>
            <text:p>CTL-660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7 mm</text:p>
          </table:table-cell>
          <table:table-cell table:style-name="ce8" office:value-type="string" calcext:value-type="string">
            <text:p>336.8 x 223 x 8.5 mm</text:p>
          </table:table-cell>
          <table:table-cell table:style-name="ce8" office:value-type="string" calcext:value-type="string">
            <text:p>2.53:1 (1.56:1) (1.63:1)</text:p>
          </table:table-cell>
          <table:table-cell table:style-name="ce8" office:value-type="string" calcext:value-type="string">
            <text:p>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6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487.5pt" draw:caption-point-x="-11.54pt" draw:caption-point-y="-22.22pt">
              <dc:date>2024-01-16T00:00:00</dc:date>
              <text:p text:style-name="P1">(Graphire2 Pen)</text:p>
            </office:annotation>
            <text:p>EP-12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487.5pt" draw:caption-point-x="-11.54pt" draw:caption-point-y="-22.22pt">
              <dc:date>2024-01-1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02.5pt" draw:caption-point-x="-11.54pt" draw:caption-point-y="-22.22pt">
              <dc:date>2024-01-16T00:00:00</dc:date>
              <text:p text:style-name="P1">(Bamboo) (Bamboo Tablet)</text:p>
            </office:annotation>
            <text:p>MTE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200 x 186 x 10.7 mm</text:p>
          </table:table-cell>
          <table:table-cell table:style-name="ce8" office:value-type="string" calcext:value-type="string">
            <text:p>2.73:1 (1.36:1) (2.02:1)</text:p>
          </table:table-cell>
          <table:table-cell table:style-name="ce8" office:value-type="string" calcext:value-type="string">
            <text:p>37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02.5pt" draw:caption-point-x="-11.54pt" draw:caption-point-y="-22.22pt">
              <dc:date>2024-01-16T00:00:00</dc:date>
              <text:p text:style-name="P1">(Bamboo Pen)</text:p>
            </office:annotation>
            <text:p>EP-150E</text:p>
          </table:table-cell>
          <table:table-cell table:style-name="ce8" office:value-type="string" calcext:value-type="string">
            <text:p>15mm (13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502.5pt" draw:caption-point-x="-11.54pt" draw:caption-point-y="-22.22pt">
              <dc:date>2024-01-16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string" calcext:value-type="string">
            <text:p>512 (≈15gf, 15gf, 48gf, 113gf, 242gf, 412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502.5pt" draw:caption-point-x="-11.54pt" draw:caption-point-y="-22.22pt">
              <dc:date>2024-01-1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517.49pt" draw:caption-point-x="-11.54pt" draw:caption-point-y="-22.22pt">
              <dc:date>2024-01-16T00:00:00</dc:date>
              <text:p text:style-name="P1">(Bamboo Fun (4x5)) (Small Bamboo Fun Tablet)</text:p>
            </office:annotation>
            <text:p>CTE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210 x 194.1 x 11.2 mm</text:p>
          </table:table-cell>
          <table:table-cell table:style-name="ce8" office:value-type="string" calcext:value-type="string">
            <text:p>2.99:1 (1.42:1) (2.1:1)</text:p>
          </table:table-cell>
          <table:table-cell table:style-name="ce8" office:value-type="string" calcext:value-type="string">
            <text:p>37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517.49pt" draw:caption-point-x="-11.54pt" draw:caption-point-y="-22.22pt">
              <dc:date>2024-01-16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55</text:p>
          </table:table-cell>
          <table:covered-table-cell/>
          <table:table-cell table:style-name="ce5" office:value-type="string" calcext:value-type="string">
            <text:p>UP-812E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1" draw:text-style-name="P2" svg:width="1475.38pt" svg:height="25.51pt" svg:x="4417.85pt" svg:y="517.49pt" draw:caption-point-x="-11.54pt" draw:caption-point-y="-22.22pt">
              <dc:date>2024-01-1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W-30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532.49pt" draw:caption-point-x="-11.54pt" draw:caption-point-y="-22.22pt">
              <dc:date>2024-01-16T00:00:00</dc:date>
              <text:p text:style-name="P1">(Bamboo Fun (6x8)) (Medium Bamboo Fun Tablet)</text:p>
            </office:annotation>
            <text:p>CTE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5.3 mm</text:p>
          </table:table-cell>
          <table:table-cell table:style-name="ce8" office:value-type="string" calcext:value-type="string">
            <text:p>280 x 235.1 x 11 mm</text:p>
          </table:table-cell>
          <table:table-cell table:style-name="ce8" office:value-type="string" calcext:value-type="string">
            <text:p>2.25:1 (1.29:1) (1.74:1)</text:p>
          </table:table-cell>
          <table:table-cell table:style-name="ce8" office:value-type="string" calcext:value-type="string">
            <text:p>55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532.49pt" draw:caption-point-x="-11.54pt" draw:caption-point-y="-22.22pt">
              <dc:date>2024-01-16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55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55.15pt" svg:y="532.49pt" draw:caption-point-x="-11.54pt" draw:caption-point-y="-22.22pt">
              <dc:date>2024-01-16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11.2g</text:p>
          </table:table-cell>
          <table:table-cell table:style-name="ce8" office:value-type="string" calcext:value-type="string">
            <text:p>140.5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75.38pt" svg:height="25.51pt" svg:x="4417.85pt" svg:y="532.49pt" draw:caption-point-x="-11.54pt" draw:caption-point-y="-22.22pt">
              <dc:date>2024-01-1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47.51pt" draw:caption-point-x="-11.54pt" draw:caption-point-y="-22.25pt">
              <dc:date>2024-01-16T00:00:00</dc:date>
              <text:p text:style-name="P1">(Wacom FAVO Wireless FW-300USB)</text:p>
            </office:annotation>
            <text:p>FW-30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04.4 x 78.8 mm</text:p>
          </table:table-cell>
          <table:table-cell table:style-name="ce8" office:value-type="string" calcext:value-type="string">
            <text:p>200 x 160 x 23 mm</text:p>
          </table:table-cell>
          <table:table-cell table:style-name="ce8" office:value-type="string" calcext:value-type="string">
            <text:p>3.89:1 (1.92:1) (2.03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string" calcext:value-type="string">
            <text:p>0 + Wheel</text:p>
          </table:table-cell>
          <table:table-cell table:style-name="ce5" office:value-type="string" calcext:value-type="string">
            <text:p>UP-812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12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8" table:number-columns-repeated="16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62.51pt" draw:caption-point-x="-11.54pt" draw:caption-point-y="-22.22pt">
              <dc:date>2024-01-16T00:00:00</dc:date>
              <text:p text:style-name="P1">(Graphire4 (4x5))</text:p>
            </office:annotation>
            <text:p>CTE-44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8 x 203.8 x 17.8 mm</text:p>
          </table:table-cell>
          <table:table-cell table:style-name="ce8" office:value-type="string" calcext:value-type="string">
            <text:p>3.58:1 (1.63:1) (2.2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string" calcext:value-type="string">
            <text:p>2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62.51pt" draw:caption-point-x="-11.54pt" draw:caption-point-y="-22.22pt">
              <dc:date>2024-01-16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40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562.51pt" draw:caption-point-x="-11.54pt" draw:caption-point-y="-22.22pt">
              <dc:date>2024-01-16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7 x 15 mm</text:p>
          </table:table-cell>
          <table:table-cell table:style-name="ce8" office:value-type="string" calcext:value-type="string">
            <text:p>8192 (≈&lt;1gf, &lt;1gf, 24gf, 85gf, 261gf, 794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text:p>ACK-22211, ACK-22213</text:p>
          </table:table-cell>
          <table:table-cell table:style-name="ce8" office:value-type="string" calcext:value-type="string">
            <text:p>PTH-460, PTH-660, PTH-86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77.5pt" draw:caption-point-x="-11.54pt" draw:caption-point-y="-22.22pt">
              <dc:date>2024-01-16T00:00:00</dc:date>
              <text:p text:style-name="P1">(Graphire4 (6x8))</text:p>
            </office:annotation>
            <text:p>CTE-640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78 x 263.8 x 18 mm</text:p>
          </table:table-cell>
          <table:table-cell table:style-name="ce8" office:value-type="string" calcext:value-type="string">
            <text:p>2.33:1 (1.33:1) (1.75:1)</text:p>
          </table:table-cell>
          <table:table-cell table:style-name="ce8" office:value-type="string" calcext:value-type="string">
            <text:p>860g</text:p>
          </table:table-cell>
          <table:table-cell table:style-name="ce8" office:value-type="string" calcext:value-type="string">
            <text:p>2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77.5pt" draw:caption-point-x="-11.54pt" draw:caption-point-y="-22.22pt">
              <dc:date>2024-01-16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40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577.5pt" draw:caption-point-x="-11.54pt" draw:caption-point-y="-22.22pt">
              <dc:date>2024-01-16T00:00:00</dc:date>
              <text:p text:style-name="P1">(Wacom Pro Pen Slim)</text:p>
            </office:annotation>
            <text:p>KP-301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7 x 9.5-10? mm</text:p>
          </table:table-cell>
          <table:table-cell table:style-name="ce8" office:value-type="string" calcext:value-type="string">
            <text:p>8192 (≈&lt;1gf, &lt;1gf, 25gf, 79gf, 243gf, 751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text:p>ACK-22211, ACK-22213</text:p>
          </table:table-cell>
          <table:table-cell table:style-name="ce8" office:value-type="string" calcext:value-type="string">
            <text:p>PTH-460, PTH-660, PTH-86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381.8pt" svg:height="25.48pt" svg:x="145.45pt" svg:y="592.5pt" draw:caption-point-x="-11.54pt" draw:caption-point-y="-22.22pt">
              <dc:date>2024-01-16T00:00:00</dc:date>
              <text:p text:style-name="P1">(Bamboo Pad USB model, Bamboo Pad Light)</text:p>
            </office:annotation>
            <text:p>CTH-301</text:p>
          </table:table-cell>
          <table:table-cell table:style-name="ce8" office:value-type="string" calcext:value-type="string">
            <text:p>16 : 10</text:p>
          </table:table-cell>
          <table:table-cell table:style-name="ce6" office:value-type="string" calcext:value-type="string">
            <text:p>508/20</text:p>
          </table:table-cell>
          <table:table-cell table:style-name="ce6" office:value-type="string" calcext:value-type="string">
            <text:p>107 x 67 mm</text:p>
          </table:table-cell>
          <table:table-cell table:style-name="ce6" office:value-type="string" calcext:value-type="string">
            <text:p>141.4 x 166.5 x 4.5-15.7 mm</text:p>
          </table:table-cell>
          <table:table-cell table:style-name="ce6" office:value-type="string" calcext:value-type="string">
            <text:p>3.28:1 (1.32:1) (2.48:1)</text:p>
          </table:table-cell>
          <table:table-cell table:style-name="ce6" office:value-type="string" calcext:value-type="string">
            <text:p>140g</text:p>
          </table:table-cell>
          <table:table-cell table:style-name="ce5" office:value-type="string" calcext:value-type="string">
            <text:p>2</text:p>
          </table:table-cell>
          <table:table-cell table:number-columns-repeated="2" table:style-name="ce8" office:value-type="string" calcext:value-type="string">
            <text:p>???</text:p>
          </table:table-cell>
          <table:table-cell table:number-columns-repeated="3" table:style-name="ce6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592.5pt" draw:caption-point-x="-11.54pt" draw:caption-point-y="-22.22pt">
              <dc:date>2024-01-16T00:00:00</dc:date>
              <text:p text:style-name="P1">(Wacom Pro Pen 3d)</text:p>
            </office:annotation>
            <text:p>KP-505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7 x 15 mm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text:p>ACK-22211, ACK-22213</text:p>
          </table:table-cell>
          <table:table-cell table:style-name="ce8" office:value-type="string" calcext:value-type="string">
            <text:p>PTH-460, PTH-660, PTH-86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607.49pt" draw:caption-point-x="-11.54pt" draw:caption-point-y="-22.22pt">
              <dc:date>2024-01-16T00:00:00</dc:date>
              <text:p text:style-name="P1">(Bamboo Pad wireless model)</text:p>
            </office:annotation>
            <text:p>CTH-300</text:p>
          </table:table-cell>
          <table:table-cell table:style-name="ce8" office:value-type="string" calcext:value-type="string">
            <text:p>16 : 10</text:p>
          </table:table-cell>
          <table:table-cell table:style-name="ce6" office:value-type="string" calcext:value-type="string">
            <text:p>508/20</text:p>
          </table:table-cell>
          <table:table-cell table:style-name="ce6" office:value-type="string" calcext:value-type="string">
            <text:p>107 x 67 mm</text:p>
          </table:table-cell>
          <table:table-cell table:style-name="ce6" office:value-type="string" calcext:value-type="string">
            <text:p>141.4 x 166.5 x 4.5-15.7 mm</text:p>
          </table:table-cell>
          <table:table-cell table:style-name="ce8" office:value-type="string" calcext:value-type="string">
            <text:p>3.28:1 (1.32:1) (2.48:1)</text:p>
          </table:table-cell>
          <table:table-cell table:style-name="ce8" office:value-type="string" calcext:value-type="string">
            <text:p>145g</text:p>
          </table:table-cell>
          <table:table-cell table:style-name="ce9" office:value-type="string" calcext:value-type="string">
            <text:p>2</text:p>
          </table:table-cell>
          <table:table-cell table:number-columns-repeated="3" table:style-name="ce8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55.15pt" svg:y="607.49pt" draw:caption-point-x="-11.54pt" draw:caption-point-y="-22.22pt">
              <dc:date>2024-01-16T00:00:00</dc:date>
              <text:p text:style-name="P1">(Wacom Finetip Pen)</text:p>
            </office:annotation>
            <text:p>KP-132 [w/o cap]</text:p>
          </table:table-cell>
          <table:table-cell table:style-name="ce8" office:value-type="string" calcext:value-type="string">
            <text:p>18g [15g]</text:p>
          </table:table-cell>
          <table:table-cell table:style-name="ce8" office:value-type="string" calcext:value-type="string">
            <text:p>145 x 11 mm [132.6 x 11mm]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text:p>ACK-22207, ACK-22208</text:p>
          </table:table-cell>
          <table:table-cell table:style-name="ce8" office:value-type="string" calcext:value-type="string">
            <text:p>PTH-660, PTH-86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text:p>FB-6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0 x 208 x 17.5 mm</text:p>
          </table:table-cell>
          <table:table-cell table:style-name="ce8" office:value-type="string" calcext:value-type="string">
            <text:p>3.69:1 (1.65:1) (2.24:1)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622.49pt" draw:caption-point-x="-11.54pt" draw:caption-point-y="-22.22pt">
              <dc:date>2024-01-16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???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55.15pt" svg:y="622.49pt" draw:caption-point-x="-11.54pt" draw:caption-point-y="-22.22pt">
              <dc:date>2024-01-16T00:00:00</dc:date>
              <text:p text:style-name="P1">(Wacom Ballpoint Pen)</text:p>
            </office:annotation>
            <text:p>KP-133 [w/o cap]</text:p>
          </table:table-cell>
          <table:table-cell table:style-name="ce8" office:value-type="string" calcext:value-type="string">
            <text:p>18g [15g]</text:p>
          </table:table-cell>
          <table:table-cell table:style-name="ce8" office:value-type="string" calcext:value-type="string">
            <text:p>145 x 11 mm [132.6 x 11mm]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text:p>ACK-22207, ACK-22208</text:p>
          </table:table-cell>
          <table:table-cell table:style-name="ce8" office:value-type="string" calcext:value-type="string">
            <text:p>PTH-660, PTH-86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37.51pt" draw:caption-point-x="-11.54pt" draw:caption-point-y="-22.25pt">
              <dc:date>2024-01-16T00:00:00</dc:date>
              <text:p text:style-name="P1">(Graphire3 (4x5)) (Graphire3 4x5 / A6 Tablet) (F-430)</text:p>
            </office:annotation>
            <text:p>CTE-4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0 x 208 x 17.5 mm</text:p>
          </table:table-cell>
          <table:table-cell table:style-name="ce8" office:value-type="string" calcext:value-type="string">
            <text:p>3.69:1 (1.65:1) (2.24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37.51pt" draw:caption-point-x="-11.54pt" draw:caption-point-y="-22.25pt">
              <dc:date>2024-01-16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637.51pt" draw:caption-point-x="-11.54pt" draw:caption-point-y="-22.25pt">
              <dc:date>2024-01-16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56.5 x 14.9 mm</text:p>
          </table:table-cell>
          <table:table-cell table:style-name="ce8" office:value-type="string" calcext:value-type="string">
            <text:p>2048 (≈&lt;1gf, &lt;1gf, 5-20gf, 55-75gf, 114-210gf, 275-5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637.51pt" draw:caption-point-x="-11.54pt" draw:caption-point-y="-22.25pt">
              <dc:date>2024-01-1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52.51pt" draw:caption-point-x="-11.54pt" draw:caption-point-y="-22.22pt">
              <dc:date>2024-01-16T00:00:00</dc:date>
              <text:p text:style-name="P1">(Graphire Bluetooth Pen Tablet)</text:p>
            </office:annotation>
            <text:p>CTE-630BT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57 x 280 x 24.3mm</text:p>
          </table:table-cell>
          <table:table-cell table:style-name="ce8" office:value-type="string" calcext:value-type="string">
            <text:p>2.29:1 (1.23:1) (1.86:1)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" calcext:value-type="float">
            <text:p>2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52.51pt" draw:caption-point-x="-11.54pt" draw:caption-point-y="-22.22pt">
              <dc:date>2024-01-16T00:00:00</dc:date>
              <text:p text:style-name="P1">(Graphire Pen)</text:p>
            </office:annotation>
            <text:p>EP-13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652.51pt" draw:caption-point-x="-11.54pt" draw:caption-point-y="-22.22pt">
              <dc:date>2024-01-16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56.5 x 14.9 mm</text:p>
          </table:table-cell>
          <table:table-cell table:style-name="ce8" office:value-type="string" calcext:value-type="string">
            <text:p>2048 (≈&lt;1gf, &lt;1gf, 5-20gf, 55-75gf, 114-210gf, 275-5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 (1.5mm)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652.51pt" draw:caption-point-x="-11.54pt" draw:caption-point-y="-22.22pt">
              <dc:date>2024-01-1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67.5pt" draw:caption-point-x="-11.54pt" draw:caption-point-y="-22.22pt">
              <dc:date>2024-01-16T00:00:00</dc:date>
              <text:p text:style-name="P1">(Graphire3 (6x8)) (Graphire3 6x8 / A5 Tablet) (F-630)</text:p>
            </office:annotation>
            <text:p>CTE-630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75.5 x 256.8 x 18.1 mm</text:p>
          </table:table-cell>
          <table:table-cell table:style-name="ce8" office:value-type="string" calcext:value-type="string">
            <text:p>2.25:1 (1.32:1) (1.7:1)</text:p>
          </table:table-cell>
          <table:table-cell table:style-name="ce8" office:value-type="string" calcext:value-type="string">
            <text:p>8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67.5pt" draw:caption-point-x="-11.54pt" draw:caption-point-y="-22.22pt">
              <dc:date>2024-01-16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667.5pt" draw:caption-point-x="-11.54pt" draw:caption-point-y="-22.22pt">
              <dc:date>2024-01-16T00:00:00</dc:date>
              <text:p text:style-name="P1">(Wacom Pro Pen)</text:p>
            </office:annotation>
            <text:p>KP-503E</text:p>
          </table:table-cell>
          <table:table-cell table:style-name="ce8" office:value-type="string" calcext:value-type="string">
            <text:p>16g</text:p>
          </table:table-cell>
          <table:table-cell table:style-name="ce8" office:value-type="string" calcext:value-type="string">
            <text:p>157 x 14.9 mm</text:p>
          </table:table-cell>
          <table:table-cell table:style-name="ce8" office:value-type="string" calcext:value-type="string">
            <text:p>2048 (≈&lt;1gf, &lt;1gf, 13gf, 53gf, 133gf, 299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667.5pt" draw:caption-point-x="-11.54pt" draw:caption-point-y="-22.22pt">
              <dc:date>2024-01-1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82.5pt" draw:caption-point-x="-11.54pt" draw:caption-point-y="-22.22pt">
              <dc:date>2024-01-16T00:00:00</dc:date>
              <text:p text:style-name="P1">(Bamboo One) (Bamboo One Tablet)</text:p>
            </office:annotation>
            <text:p>CTF-4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195 x 197 x 10.7 mm</text:p>
          </table:table-cell>
          <table:table-cell table:style-name="ce8" office:value-type="string" calcext:value-type="string">
            <text:p>3.24:1 (1.53:1) (2.12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5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682.5pt" draw:caption-point-x="-11.54pt" draw:caption-point-y="-22.22pt">
              <dc:date>2024-01-16T00:00:00</dc:date>
              <text:p text:style-name="P1">(Intuos4 Airbrush) (Intuos5 Airbrush) (Wacom Airbrush)</text:p>
            </office:annotation>
            <text:p>KP-400E</text:p>
          </table:table-cell>
          <table:table-cell table:style-name="ce8" office:value-type="string" calcext:value-type="string">
            <text:p>23g</text:p>
          </table:table-cell>
          <table:table-cell table:style-name="ce8" office:value-type="string" calcext:value-type="string">
            <text:p>162.5 x 17.5 x 32.5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2mm (1.5mm)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682.5pt" draw:caption-point-x="-11.54pt" draw:caption-point-y="-22.22pt">
              <dc:date>2024-01-1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697.49pt" draw:caption-point-x="-11.54pt" draw:caption-point-y="-22.22pt">
              <dc:date>2024-01-16T00:00:00</dc:date>
              <text:p text:style-name="P1">(PenPartner2)</text:p>
            </office:annotation>
            <text:p>CTF-221</text:p>
          </table:table-cell>
          <table:table-cell table:style-name="ce8" office:value-type="string" calcext:value-type="string">
            <text:p>16 : 11.4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81.2 x 58 mm</text:p>
          </table:table-cell>
          <table:table-cell table:style-name="ce8" office:value-type="string" calcext:value-type="string">
            <text:p>146 x 150.6 x 8.5 mm</text:p>
          </table:table-cell>
          <table:table-cell table:style-name="ce8" office:value-type="string" calcext:value-type="string">
            <text:p>4.67:1 (1.8:1) (2.6:1)</text:p>
          </table:table-cell>
          <table:table-cell table:style-name="ce8" office:value-type="string" calcext:value-type="string">
            <text:p>1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55.15pt" svg:y="697.49pt" draw:caption-point-x="-11.54pt" draw:caption-point-y="-22.22pt">
              <dc:date>2024-01-16T00:00:00</dc:date>
              <text:p text:style-name="P1">(Intuos4 Inking Pen) (Intuos5 Inking Pen) (Wacom Inking Pen)</text:p>
            </office:annotation>
            <text:p>KP-13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SI-A024-BK, PSI-A025-R, PSI-A026-BL, PSI-A024-BK-01, PSI-A011, PSI-A023)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712.49pt" draw:caption-point-x="-11.54pt" draw:caption-point-y="-22.22pt">
              <dc:date>2024-01-16T00:00:00</dc:date>
              <text:p text:style-name="P1">(Volito 2 A6)</text:p>
            </office:annotation>
            <text:p>CTF-42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0.6 x 205.2 x 12.9 mm</text:p>
          </table:table-cell>
          <table:table-cell table:style-name="ce8" office:value-type="string" calcext:value-type="string">
            <text:p>3.48:1 (1.57:1) (2.21:1)</text:p>
          </table:table-cell>
          <table:table-cell table:style-name="ce8" office:value-type="string" calcext:value-type="string">
            <text:p>34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55.15pt" svg:y="712.49pt" draw:caption-point-x="-11.54pt" draw:caption-point-y="-22.22pt">
              <dc:date>2024-01-16T00:00:00</dc:date>
              <text:p text:style-name="P1">(Intuos4 Art Pen) (Intuos5 Art Pen) (Wacom Art Pen)</text:p>
            </office:annotation>
            <text:p>KP-701E</text:p>
          </table:table-cell>
          <table:table-cell table:style-name="ce8" office:value-type="string" calcext:value-type="string">
            <text:p>20g</text:p>
          </table:table-cell>
          <table:table-cell table:style-name="ce8" office:value-type="string" calcext:value-type="string">
            <text:p>156.3 x 15.9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2 + Eraser + Rotation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1" draw:text-style-name="P2" svg:width="1475.38pt" svg:height="25.51pt" svg:x="4417.85pt" svg:y="712.49pt" draw:caption-point-x="-11.54pt" draw:caption-point-y="-22.22pt">
              <dc:date>2024-01-1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27.51pt" draw:caption-point-x="-11.54pt" draw:caption-point-y="-22.25pt">
              <dc:date>2024-01-16T00:00:00</dc:date>
              <text:p text:style-name="P1">(Volito) (PenPartner) (PenStation (2x3))</text:p>
            </office:annotation>
            <text:p>FT-0203-U</text:p>
          </table:table-cell>
          <table:table-cell table:style-name="ce8" office:value-type="string" calcext:value-type="string">
            <text:p>16 : 11.4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65 x 46.4 mm</text:p>
          </table:table-cell>
          <table:table-cell table:number-columns-repeated="3" table:style-name="ce8" office:value-type="string" calcext:value-type="string">
            <text:p>??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1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727.51pt" draw:caption-point-x="-11.54pt" draw:caption-point-y="-22.25pt">
              <dc:date>2024-01-16T00:00:00</dc:date>
              <text:p text:style-name="P1">(Intuos4 Classic Pen) (Intuos5 Classic Pen) (Wacom Classic Pen)</text:p>
            </office:annotation>
            <text:p>KP-30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.7 x 12.2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727.51pt" draw:caption-point-x="-11.54pt" draw:caption-point-y="-22.25pt">
              <dc:date>2024-01-1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42.51pt" draw:caption-point-x="-11.54pt" draw:caption-point-y="-22.22pt">
              <dc:date>2024-01-16T00:00:00</dc:date>
              <text:p text:style-name="P1">(Volito) (PenPartner) (PenStation (4x5)) (LLC Tablet)</text:p>
            </office:annotation>
            <text:p>FT-0405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24.1 x 221 x 22.3 mm</text:p>
          </table:table-cell>
          <table:table-cell table:style-name="ce8" office:value-type="string" calcext:value-type="string">
            <text:p>4.18:1 (1.76:1) (2.38:1)</text:p>
          </table:table-cell>
          <table:table-cell table:style-name="ce8" office:value-type="string" calcext:value-type="string">
            <text:p>314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742.51pt" draw:caption-point-x="-11.54pt" draw:caption-point-y="-22.22pt">
              <dc:date>2024-01-16T00:00:00</dc:date>
              <text:p text:style-name="P1">(LLC Pen)</text:p>
            </office:annotation>
            <text:p>FP-1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100</text:p>
          </table:table-cell>
          <table:table-cell table:style-name="ce8" office:value-type="string" calcext:value-type="string">
            <text:p>EC-100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742.51pt" draw:caption-point-x="-11.54pt" draw:caption-point-y="-22.22pt">
              <dc:date>2024-01-16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74.8 x 14.8 mm</text:p>
          </table:table-cell>
          <table:table-cell table:style-name="ce8" office:value-type="string" calcext:value-type="string">
            <text:p>1024 (≈&lt;1gf, &lt;1gf, 30gf, 69gf, 165gf, 508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? (1.3mm)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742.51pt" draw:caption-point-x="-11.54pt" draw:caption-point-y="-22.22pt">
              <dc:date>2024-01-1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57.5pt" draw:caption-point-x="-11.54pt" draw:caption-point-y="-22.22pt">
              <dc:date>2024-01-16T00:00:00</dc:date>
              <text:p text:style-name="P1">(Graphire2 (4x5)) (Graphire2 Tablet) (Graphire2 USB Tablet) (F-410)</text:p>
            </office:annotation>
            <text:p>ET-0405A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6.1 x 218 x 9.3 mm</text:p>
          </table:table-cell>
          <table:table-cell table:style-name="ce8" office:value-type="string" calcext:value-type="string">
            <text:p>3.98:1 (1.69:1) (2.35:1)</text:p>
          </table:table-cell>
          <table:table-cell table:style-name="ce8" office:value-type="string" calcext:value-type="string">
            <text:p>426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757.5pt" draw:caption-point-x="-11.54pt" draw:caption-point-y="-22.22pt">
              <dc:date>2024-01-16T00:00:00</dc:date>
              <text:p text:style-name="P1">(Graphire2 Pen)</text:p>
            </office:annotation>
            <text:p>EP-12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20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757.5pt" draw:caption-point-x="-11.54pt" draw:caption-point-y="-22.22pt">
              <dc:date>2024-01-16T00:00:00</dc:date>
              <text:p text:style-name="P1">(Intuos3 Airbrush)</text:p>
            </office:annotation>
            <text:p>ZP-400E</text:p>
          </table:table-cell>
          <table:table-cell table:style-name="ce8" office:value-type="string" calcext:value-type="string">
            <text:p>23.1g</text:p>
          </table:table-cell>
          <table:table-cell table:style-name="ce8" office:value-type="string" calcext:value-type="string">
            <text:p>162.5 x 17.5 x 3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? (1.3mm)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757.5pt" draw:caption-point-x="-11.54pt" draw:caption-point-y="-22.22pt">
              <dc:date>2024-01-1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72.5pt" draw:caption-point-x="-11.54pt" draw:caption-point-y="-22.22pt">
              <dc:date>2024-01-16T00:00:00</dc:date>
              <text:p text:style-name="P1">(Graphire2 (5x7)) (F-510)</text:p>
            </office:annotation>
            <text:p>ET-0507A-U</text:p>
          </table:table-cell>
          <table:table-cell table:style-name="ce8" office:value-type="string" calcext:value-type="string">
            <text:p>16 : 11.7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74.4 x 127.8 mm</text:p>
          </table:table-cell>
          <table:table-cell table:style-name="ce8" office:value-type="string" calcext:value-type="string">
            <text:p>284 x 241 x 9.8 mm</text:p>
          </table:table-cell>
          <table:table-cell table:style-name="ce8" office:value-type="string" calcext:value-type="string">
            <text:p>3.07:1 (1.63:1) (1.89:1)</text:p>
          </table:table-cell>
          <table:table-cell table:style-name="ce8" office:value-type="string" calcext:value-type="string">
            <text:p>5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EP-12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20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772.5pt" draw:caption-point-x="-11.54pt" draw:caption-point-y="-22.22pt">
              <dc:date>2024-01-16T00:00:00</dc:date>
              <text:p text:style-name="P1">(Intuos3 Art Pen)</text:p>
            </office:annotation>
            <text:p>ZP-600</text:p>
          </table:table-cell>
          <table:table-cell table:style-name="ce8" office:value-type="string" calcext:value-type="string">
            <text:p>14g</text:p>
          </table:table-cell>
          <table:table-cell table:style-name="ce8" office:value-type="string" calcext:value-type="string">
            <text:p>146.7 x 15.5 x 12.5 mm</text:p>
          </table:table-cell>
          <table:table-cell table:style-name="ce8" office:value-type="string" calcext:value-type="string">
            <text:p>1024 (≈10gf, 10gf, 38gf, 103gf, 191gf, 383gf)</text:p>
          </table:table-cell>
          <table:table-cell table:style-name="ce8" office:value-type="string" calcext:value-type="string">
            <text:p>Rotation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SI-A051, PSI-A052)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787.49pt" draw:caption-point-x="-11.54pt" draw:caption-point-y="-22.22pt">
              <dc:date>2024-01-16T00:00:00</dc:date>
              <text:p text:style-name="P1">(Graphire) (Graphire Tablet) (F-401U) (Wacom FAVO USB)</text:p>
            </office:annotation>
            <text:p>ET-0405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9 x 214 x 9.3 mm</text:p>
          </table:table-cell>
          <table:table-cell table:style-name="ce8" office:value-type="string" calcext:value-type="string">
            <text:p>3.78:1 (1.64:1) (2.31:1)</text:p>
          </table:table-cell>
          <table:table-cell table:style-name="ce8" office:value-type="string" calcext:value-type="string">
            <text:p>342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787.49pt" draw:caption-point-x="-11.54pt" draw:caption-point-y="-22.22pt">
              <dc:date>2024-01-16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2mm (11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00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55.15pt" svg:y="787.49pt" draw:caption-point-x="-11.54pt" draw:caption-point-y="-22.22pt">
              <dc:date>2024-01-16T00:00:00</dc:date>
              <text:p text:style-name="P1">(Intuos3 Ink Pen)</text:p>
            </office:annotation>
            <text:p>ZP-13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.5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SI-A024-BK, PSI-A025-R, PSI-A026-BL, PSI-A024-BK-01, PSI-A011, PSI-A023)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02.49pt" draw:caption-point-x="-11.54pt" draw:caption-point-y="-22.22pt">
              <dc:date>2024-01-16T00:00:00</dc:date>
              <text:p text:style-name="P1">(Graphire) (Graphire Tablet)</text:p>
            </office:annotation>
            <text:p>ET-0405-R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9 x 214 x 9.3 mm</text:p>
          </table:table-cell>
          <table:table-cell table:style-name="ce8" office:value-type="string" calcext:value-type="string">
            <text:p>3.78:1 (1.64:1) (2.31:1)</text:p>
          </table:table-cell>
          <table:table-cell table:style-name="ce8" office:value-type="string" calcext:value-type="string">
            <text:p>342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02.49pt" draw:caption-point-x="-11.54pt" draw:caption-point-y="-22.22pt">
              <dc:date>2024-01-16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2mm (11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00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55.15pt" svg:y="802.49pt" draw:caption-point-x="-11.54pt" draw:caption-point-y="-22.22pt">
              <dc:date>2024-01-16T00:00:00</dc:date>
              <text:p text:style-name="P1">(Intuos3 Classic Pen)</text:p>
            </office:annotation>
            <text:p>ZP-30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.7 x 12.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1" draw:text-style-name="P2" svg:width="1475.38pt" svg:height="25.51pt" svg:x="4417.85pt" svg:y="802.49pt" draw:caption-point-x="-11.54pt" draw:caption-point-y="-22.22pt">
              <dc:date>2024-01-1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17.51pt" draw:caption-point-x="-11.54pt" draw:caption-point-y="-22.25pt">
              <dc:date>2024-01-16T00:00:00</dc:date>
              <text:p text:style-name="P1">(ARTPAD FAN) (PenParter Tablet)</text:p>
            </office:annotation>
            <text:p>CT-0405-U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17.51pt" draw:caption-point-x="-11.54pt" draw:caption-point-y="-22.25pt">
              <dc:date>2024-01-16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817.51pt" draw:caption-point-x="-11.54pt" draw:caption-point-y="-22.25pt">
              <dc:date>2024-01-16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60 x 14 mm</text:p>
          </table:table-cell>
          <table:table-cell table:style-name="ce8" office:value-type="string" calcext:value-type="string">
            <text:p>1024 (≈&lt;1gf, &lt;1gf, 28gf, 83gf, 215gf, 419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817.51pt" draw:caption-point-x="-11.54pt" draw:caption-point-y="-22.25pt">
              <dc:date>2024-01-1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32.51pt" draw:caption-point-x="-11.54pt" draw:caption-point-y="-22.22pt">
              <dc:date>2024-01-16T00:00:00</dc:date>
              <text:p text:style-name="P1">(ARTPAD FAN) (PenParter Tablet)</text:p>
            </office:annotation>
            <text:p>C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32.51pt" draw:caption-point-x="-11.54pt" draw:caption-point-y="-22.22pt">
              <dc:date>2024-01-16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832.51pt" draw:caption-point-x="-11.54pt" draw:caption-point-y="-22.22pt">
              <dc:date>2024-01-16T00:00:00</dc:date>
              <text:p text:style-name="P1">(Intuos2 Airbrush)</text:p>
            </office:annotation>
            <text:p>XP-400E</text:p>
          </table:table-cell>
          <table:table-cell table:style-name="ce8" office:value-type="string" calcext:value-type="string">
            <text:p>24g</text:p>
          </table:table-cell>
          <table:table-cell table:style-name="ce8" office:value-type="string" calcext:value-type="string">
            <text:p>162.5 x 32.6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832.51pt" draw:caption-point-x="-11.54pt" draw:caption-point-y="-22.22pt">
              <dc:date>2024-01-1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47.5pt" draw:caption-point-x="-11.54pt" draw:caption-point-y="-22.22pt">
              <dc:date>2024-01-16T00:00:00</dc:date>
              <text:p text:style-name="P1">(ARTPAD FAN) (PenParter Tablet)</text:p>
            </office:annotation>
            <text:p>CT-0405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47.5pt" draw:caption-point-x="-11.54pt" draw:caption-point-y="-22.22pt">
              <dc:date>2024-01-16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847.5pt" draw:caption-point-x="-11.54pt" draw:caption-point-y="-22.22pt">
              <dc:date>2024-01-16T00:00:00</dc:date>
              <text:p text:style-name="P1">(Intuos2 Classic Pen)</text:p>
            </office:annotation>
            <text:p>XP-300E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1 x 12.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847.5pt" draw:caption-point-x="-11.54pt" draw:caption-point-y="-22.22pt">
              <dc:date>2024-01-1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62.5pt" draw:caption-point-x="-11.54pt" draw:caption-point-y="-22.22pt">
              <dc:date>2024-01-16T00:00:00</dc:date>
              <text:p text:style-name="P1">(ART Z)</text:p>
            </office:annotation>
            <text:p>K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62.5pt" draw:caption-point-x="-11.54pt" draw:caption-point-y="-22.22pt">
              <dc:date>2024-01-16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10mm (9.5mm)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862.5pt" draw:caption-point-x="-11.54pt" draw:caption-point-y="-22.22pt">
              <dc:date>2024-01-16T00:00:00</dc:date>
              <text:p text:style-name="P1">(Intuos2 Ink Pen)</text:p>
            </office:annotation>
            <text:p>XP-1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(PSI-A024-BK, PSI-A025-R, PSI-A026-BL, PSI-A024-BK-01, PSI-A011, PSI-A023)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77.49pt" draw:caption-point-x="-11.54pt" draw:caption-point-y="-22.22pt">
              <dc:date>2024-01-16T00:00:00</dc:date>
              <text:p text:style-name="P1">(ART Z II)</text:p>
            </office:annotation>
            <text:p>KT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77.49pt" draw:caption-point-x="-11.54pt" draw:caption-point-y="-22.22pt">
              <dc:date>2024-01-16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55.15pt" svg:y="877.49pt" draw:caption-point-x="-11.54pt" draw:caption-point-y="-22.22pt">
              <dc:date>2024-01-16T00:00:00</dc:date>
              <text:p text:style-name="P1">(Intuos2 Stroke Pen)</text:p>
            </office:annotation>
            <text:p>XP-12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.3mm</text:p>
          </table:table-cell>
          <table:table-cell table:style-name="ce6" office:value-type="string" calcext:value-type="string">
            <text:p>(PSI-A024-BK, PSI-A025-R, PSI-A026-BL, PSI-A024-BK-01, PSI-A011, PSI-A023)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92.49pt" draw:caption-point-x="-11.54pt" draw:caption-point-y="-22.22pt">
              <dc:date>2024-01-16T00:00:00</dc:date>
              <text:p text:style-name="P1">(ARTPAD II Serial) (ArtPad II A6 Serial)</text:p>
            </office:annotation>
            <text:p>KT-0405-RNB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92.49pt" draw:caption-point-x="-11.54pt" draw:caption-point-y="-22.22pt">
              <dc:date>2024-01-16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55.15pt" svg:y="892.49pt" draw:caption-point-x="-11.54pt" draw:caption-point-y="-22.22pt">
              <dc:date>2024-01-16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1 x 12.2 mm</text:p>
          </table:table-cell>
          <table:table-cell table:style-name="ce8" office:value-type="string" calcext:value-type="string">
            <text:p>1024 (≈&lt;1gf, &lt;1gf, 43gf, 104gf, 205gf, 362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1" draw:text-style-name="P2" svg:width="1475.38pt" svg:height="25.51pt" svg:x="4417.85pt" svg:y="892.49pt" draw:caption-point-x="-11.54pt" draw:caption-point-y="-22.22pt">
              <dc:date>2024-01-1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07.51pt" draw:caption-point-x="-11.54pt" draw:caption-point-y="-22.25pt">
              <dc:date>2024-01-16T00:00:00</dc:date>
              <text:p text:style-name="P1">(ARTPAD II <text:s/>ADB) (ArtPad II A6 ADB)</text:p>
            </office:annotation>
            <text:p>KT-0405-ANB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07.51pt" draw:caption-point-x="-11.54pt" draw:caption-point-y="-22.25pt">
              <dc:date>2024-01-16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907.51pt" draw:caption-point-x="-11.54pt" draw:caption-point-y="-22.25pt">
              <dc:date>2024-01-16T00:00:00</dc:date>
              <text:p text:style-name="P1">(Intuos Airbrush)</text:p>
            </office:annotation>
            <text:p>GP-400E</text:p>
          </table:table-cell>
          <table:table-cell table:style-name="ce8" office:value-type="string" calcext:value-type="string">
            <text:p>24g</text:p>
          </table:table-cell>
          <table:table-cell table:style-name="ce8" office:value-type="string" calcext:value-type="string">
            <text:p>162.5 x 17.5 x 32.6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907.51pt" draw:caption-point-x="-11.54pt" draw:caption-point-y="-22.25pt">
              <dc:date>2024-01-1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22.51pt" draw:caption-point-x="-11.54pt" draw:caption-point-y="-22.22pt">
              <dc:date>2024-01-16T00:00:00</dc:date>
              <text:p text:style-name="P1">(ARTPAD)</text:p>
            </office:annotation>
            <text:p>K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22.51pt" draw:caption-point-x="-11.54pt" draw:caption-point-y="-22.22pt">
              <dc:date>2024-01-16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922.51pt" draw:caption-point-x="-11.54pt" draw:caption-point-y="-22.22pt">
              <dc:date>2024-01-16T00:00:00</dc:date>
              <text:p text:style-name="P1">(Intuos Inking Pen)</text:p>
            </office:annotation>
            <text:p>GP-1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(PSI-A024-BK, PSI-A025-R, PSI-A026-BL, PSI-A024-BK-01, PSI-A011, PSI-A023)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37.5pt" draw:caption-point-x="-11.54pt" draw:caption-point-y="-22.22pt">
              <dc:date>2024-01-16T00:00:00</dc:date>
              <text:p text:style-name="P1">(ARTPAD)</text:p>
            </office:annotation>
            <text:p>KT-0405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37.5pt" draw:caption-point-x="-11.54pt" draw:caption-point-y="-22.22pt">
              <dc:date>2024-01-16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937.5pt" draw:caption-point-x="-11.54pt" draw:caption-point-y="-22.22pt">
              <dc:date>2024-01-16T00:00:00</dc:date>
              <text:p text:style-name="P1">(Intuos Stroke Pen)</text:p>
            </office:annotation>
            <text:p>GP-12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.3mm</text:p>
          </table:table-cell>
          <table:table-cell table:style-name="ce6" office:value-type="string" calcext:value-type="string">
            <text:p>(PSI-A024-BK, PSI-A025-R, PSI-A026-BL, PSI-A024-BK-01, PSI-A011, PSI-A023)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table-cell/>
          <table:table-cell table:style-name="ce7" table:number-columns-repeated="17"/>
          <table:table-cell/>
          <table:covered-table-cell/>
          <table:table-cell table:style-name="ce8" office:value-type="string" calcext:value-type="string">
            <text:p>UP-80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952.5pt" draw:caption-point-x="-11.54pt" draw:caption-point-y="-22.22pt">
              <dc:date>2024-01-1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Aspect Ratio</text:p>
          </table:table-cell>
          <table:table-cell table:style-name="ce3" office:value-type="string" calcext:value-type="string">
            <text:p>Pen LPI/LPMM</text:p>
          </table:table-cell>
          <table:table-cell table:style-name="ce3" office:value-type="string" calcext:value-type="string">
            <text:p>Active Area Size</text:p>
          </table:table-cell>
          <table:table-cell table:style-name="ce3" office:value-type="string" calcext:value-type="string">
            <text:p>Physical Size</text:p>
          </table:table-cell>
          <table:table-cell table:style-name="ce3" office:value-type="string" calcext:value-type="string">
            <text:p>Physical : Active (W) (H)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Tablet Buttons</text:p>
          </table:table-cell>
          <table:table-cell table:style-name="ce3" office:value-type="string" calcext:value-type="string">
            <text:p>Default Pen Model Identifier</text:p>
          </table:table-cell>
          <table:table-cell table:style-name="ce3" office:value-type="string" calcext:value-type="string">
            <text:p>Max Hover Height with Default Pen (Detection Range)</text:p>
          </table:table-cell>
          <table:table-cell table:style-name="ce3" office:value-type="string" calcext:value-type="string">
            <text:p>Pen/Mouse Report Rate</text:p>
          </table:table-cell>
          <table:table-cell table:style-name="ce3" office:value-type="string" calcext:value-type="string">
            <text:p>Touch LPI/LPMM</text:p>
          </table:table-cell>
          <table:table-cell table:style-name="ce3" office:value-type="string" calcext:value-type="string">
            <text:p>Touch Report Rate</text:p>
          </table:table-cell>
          <table:table-cell table:style-name="ce3" office:value-type="string" calcext:value-type="string">
            <text:p>Max Tilt Levels</text:p>
          </table:table-cell>
          <table:table-cell table:style-name="ce3" office:value-type="string" calcext:value-type="string">
            <text:p>Hardware Filtering</text:p>
          </table:table-cell>
          <table:table-cell table:style-name="ce3" office:value-type="string" calcext:value-type="string">
            <text:p>Cable (Device -&gt; Host)</text:p>
          </table:table-cell>
          <table:table-cell table:style-name="ce3" office:value-type="string" calcext:value-type="string">
            <text:p>Compatible Pens</text:p>
          </table:table-cell>
          <table:table-cell table:style-name="ce3" office:value-type="string" calcext:value-type="string">
            <text:p>Compatible Mice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55.15pt" svg:y="967.49pt" draw:caption-point-x="-11.54pt" draw:caption-point-y="-22.22pt">
              <dc:date>2024-01-16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string" calcext:value-type="string">
            <text:p>256 (≈39gf, 39gf, 68gf, 116gf, 208gf, 4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75.38pt" svg:height="25.51pt" svg:x="4417.85pt" svg:y="967.49pt" draw:caption-point-x="-11.54pt" draw:caption-point-y="-22.22pt">
              <dc:date>2024-01-1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table-cell table:style-name="ce4" office:value-type="string" calcext:value-type="string" table:number-columns-spanned="1" table:number-rows-spanned="71">
            <text:p>Professional Tablets</text:p>
          </table:table-cell>
          <table:table-cell table:style-name="ce5" office:value-type="string" calcext:value-type="string">
            <office:annotation draw:style-name="gr1" draw:text-style-name="P2" svg:width="381.8pt" svg:height="25.51pt" svg:x="145.45pt" svg:y="982.49pt" draw:caption-point-x="-11.54pt" draw:caption-point-y="-22.22pt">
              <dc:date>2024-01-16T00:00:00</dc:date>
              <text:p text:style-name="P1">(Intuos Pro Small) (Wacom Intuos Pro)</text:p>
            </office:annotation>
            <text:p>PTH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9.6 x 99.75 mm</text:p>
          </table:table-cell>
          <table:table-cell table:style-name="ce8" office:value-type="string" calcext:value-type="string">
            <text:p>269.2 x 170.1 x 8 mm</text:p>
          </table:table-cell>
          <table:table-cell table:style-name="ce8" office:value-type="string" calcext:value-type="string">
            <text:p>2.88:1 (1.69:1) (1.71:1)</text:p>
          </table:table-cell>
          <table:table-cell table:style-name="ce8" office:value-type="string" calcext:value-type="string">
            <text:p>45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982.49pt" draw:caption-point-x="-11.54pt" draw:caption-point-y="-22.22pt">
              <dc:date>2024-01-16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36mm (26mm)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text:p>UP-811E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75.38pt" svg:height="25.51pt" svg:x="4417.85pt" svg:y="982.49pt" draw:caption-point-x="-11.54pt" draw:caption-point-y="-22.22pt">
              <dc:date>2024-01-1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97.51pt" draw:caption-point-x="-11.54pt" draw:caption-point-y="-22.25pt">
              <dc:date>2024-01-16T00:00:00</dc:date>
              <text:p text:style-name="P1">(Intuos Pro Medium) (Wacom Intuos Pro)</text:p>
            </office:annotation>
            <text:p>PTH-660</text:p>
          </table:table-cell>
          <table:table-cell table:style-name="ce8" office:value-type="string" calcext:value-type="string">
            <text:p>16 : 10.57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4 x 148 mm</text:p>
          </table:table-cell>
          <table:table-cell table:style-name="ce8" office:value-type="string" calcext:value-type="string">
            <text:p>338 x 219 x 8 mm</text:p>
          </table:table-cell>
          <table:table-cell table:style-name="ce8" office:value-type="string" calcext:value-type="string">
            <text:p>2.23:1 (1.51:1) (1.48:1)</text:p>
          </table:table-cell>
          <table:table-cell table:style-name="ce8" office:value-type="string" calcext:value-type="string">
            <text:p>7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97.51pt" draw:caption-point-x="-11.54pt" draw:caption-point-y="-22.25pt">
              <dc:date>2024-01-16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, KP-132, KP-133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997.51pt" draw:caption-point-x="-11.54pt" draw:caption-point-y="-22.25pt">
              <dc:date>2024-01-16T00:00:00</dc:date>
              <text:p text:style-name="P1">Click pen</text:p>
            </office:annotation>
            <text:p>UP-24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997.51pt" draw:caption-point-x="-11.54pt" draw:caption-point-y="-22.25pt">
              <dc:date>2024-01-1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012.51pt" draw:caption-point-x="-11.54pt" draw:caption-point-y="-22.22pt">
              <dc:date>2024-01-16T00:00:00</dc:date>
              <text:p text:style-name="P1">(Intuos Pro Large) (Wacom Intuos Pro)</text:p>
            </office:annotation>
            <text:p>PTH-860</text:p>
          </table:table-cell>
          <table:table-cell table:style-name="ce8" office:value-type="string" calcext:value-type="string">
            <text:p>16 : 11.1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11 x 216 mm</text:p>
          </table:table-cell>
          <table:table-cell table:style-name="ce8" office:value-type="string" calcext:value-type="string">
            <text:p>430.4 x 287 x 8 mm</text:p>
          </table:table-cell>
          <table:table-cell table:style-name="ce8" office:value-type="string" calcext:value-type="string">
            <text:p>1.84:1 (1.38:1) (1.33:1)</text:p>
          </table:table-cell>
          <table:table-cell table:style-name="ce8" office:value-type="string" calcext:value-type="string">
            <text:p>13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12.51pt" draw:caption-point-x="-11.54pt" draw:caption-point-y="-22.22pt">
              <dc:date>2024-01-16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, KP-132, KP-133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1012.51pt" draw:caption-point-x="-11.54pt" draw:caption-point-y="-22.22pt">
              <dc:date>2024-01-16T00:00:00</dc:date>
              <text:p text:style-name="P1">(UltraPen Brush)</text:p>
            </office:annotation>
            <text:p>UP-42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1012.51pt" draw:caption-point-x="-11.54pt" draw:caption-point-y="-22.22pt">
              <dc:date>2024-01-1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026.4pt" draw:caption-point-x="-11.54pt" draw:caption-point-y="-21.12pt">
              <dc:date>2024-01-16T00:00:00</dc:date>
              <text:p text:style-name="P1">(Intuos pro (S)) (Intuos Pro Professional Pen &amp; Touch Tablet - Small) (Intuos Pro Touch S Tablet) (Intuos Pro Small)</text:p>
            </office:annotation>
            <text:p>PTH-4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.1 x 207.8 x 11.5 mm</text:p>
          </table:table-cell>
          <table:table-cell table:style-name="ce8" office:value-type="string" calcext:value-type="string">
            <text:p>4.29:1 (2.03:1) (2.11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27.5pt" draw:caption-point-x="-11.54pt" draw:caption-point-y="-22.22pt">
              <dc:date>2024-01-16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1027.5pt" draw:caption-point-x="-11.54pt" draw:caption-point-y="-22.22pt">
              <dc:date>2024-01-16T00:00:00</dc:date>
              <text:p text:style-name="P1">(UltraPen Pencil)</text:p>
            </office:annotation>
            <text:p>UP-50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0.5mm Pencil Lead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041.39pt" draw:caption-point-x="-11.54pt" draw:caption-point-y="-21.12pt">
              <dc:date>2024-01-16T00:00:00</dc:date>
              <text:p text:style-name="P1">(Intuos pro (M)) (Intuos Pro Professional Pen &amp; Touch Tablet - Medium) (Intuos Pro Touch M Tablet) (Intuos Pro Medium) (Intuos Pro Medium Special Edition)</text:p>
            </office:annotation>
            <text:p>PTH-6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79.9 x 251.4 x 11.5 mm</text:p>
          </table:table-cell>
          <table:table-cell table:style-name="ce8" office:value-type="string" calcext:value-type="string">
            <text:p>3.06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42.5pt" draw:caption-point-x="-11.54pt" draw:caption-point-y="-22.22pt">
              <dc:date>2024-01-16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8" office:value-type="string" calcext:value-type="string">
            <text:p>UP-20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1042.5pt" draw:caption-point-x="-11.54pt" draw:caption-point-y="-22.22pt">
              <dc:date>2024-01-1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1056.42pt" draw:caption-point-x="-11.54pt" draw:caption-point-y="-21.15pt">
              <dc:date>2024-01-16T00:00:00</dc:date>
              <text:p text:style-name="P1">(Intuos pro (L)) (Intuos Pro Professional Pen &amp; Touch Tablet - Large) (Intuos Pro Touch L Tablet) (Intuos Pro Large)</text:p>
            </office:annotation>
            <text:p>PTH-8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87 x 317.7 x 12 mm</text:p>
          </table:table-cell>
          <table:table-cell table:style-name="ce8" office:value-type="string" calcext:value-type="string">
            <text:p>2.34:1 (1.5:1) (1.56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057.49pt" draw:caption-point-x="-11.54pt" draw:caption-point-y="-22.22pt">
              <dc:date>2024-01-16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55.15pt" svg:y="1057.49pt" draw:caption-point-x="-11.54pt" draw:caption-point-y="-22.22pt">
              <dc:date>2024-01-16T00:00:00</dc:date>
              <text:p text:style-name="P1">(Grip Pen)</text:p>
            </office:annotation>
            <text:p>UP-911E</text:p>
          </table:table-cell>
          <table:table-cell table:style-name="ce8" office:value-type="string" calcext:value-type="string">
            <text:p>16g</text:p>
          </table:table-cell>
          <table:table-cell table:style-name="ce8" office:value-type="string" calcext:value-type="string">
            <text:p>159 x 14 mm</text:p>
          </table:table-cell>
          <table:table-cell table:style-name="ce8" office:value-type="string" calcext:value-type="string">
            <text:p>512 (≈20-36gf, 20-36gf, 31-53gf, 54-88gf, 90-150gf, 191-338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75.38pt" svg:height="25.51pt" svg:x="4417.85pt" svg:y="1057.49pt" draw:caption-point-x="-11.54pt" draw:caption-point-y="-22.22pt">
              <dc:date>2024-01-1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072.49pt" draw:caption-point-x="-11.54pt" draw:caption-point-y="-22.22pt">
              <dc:date>2024-01-16T00:00:00</dc:date>
              <text:p text:style-name="P1">(Intuos5 touch (S)) (Wacom Intuos5 Touch (Small))</text:p>
            </office:annotation>
            <text:p>PTH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 x 208.2 x 12.7 mm</text:p>
          </table:table-cell>
          <table:table-cell table:style-name="ce8" office:value-type="string" calcext:value-type="string">
            <text:p>4.3:1 (2.03:1) (2.12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072.49pt" draw:caption-point-x="-11.54pt" draw:caption-point-y="-22.22pt">
              <dc:date>2024-01-16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55.15pt" svg:y="1072.49pt" draw:caption-point-x="-11.54pt" draw:caption-point-y="-22.22pt">
              <dc:date>2024-01-16T00:00:00</dc:date>
              <text:p text:style-name="P1">(Grip Pen)</text:p>
            </office:annotation>
            <text:p>UP-817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7.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office:annotation draw:style-name="gr1" draw:text-style-name="P2" svg:width="1475.38pt" svg:height="25.51pt" svg:x="4417.85pt" svg:y="1072.49pt" draw:caption-point-x="-11.54pt" draw:caption-point-y="-22.22pt">
              <dc:date>2024-01-1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087.51pt" draw:caption-point-x="-11.54pt" draw:caption-point-y="-22.25pt">
              <dc:date>2024-01-16T00:00:00</dc:date>
              <text:p text:style-name="P1">(Intuos5 (S)) (Wacom Intuos5 (Small))</text:p>
            </office:annotation>
            <text:p>PTK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 x 208.2 x 12.7 mm</text:p>
          </table:table-cell>
          <table:table-cell table:style-name="ce8" office:value-type="string" calcext:value-type="string">
            <text:p>4.3:1 (2.03:1) (2.12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87.51pt" draw:caption-point-x="-11.54pt" draw:caption-point-y="-22.25pt">
              <dc:date>2024-01-16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1087.51pt" draw:caption-point-x="-11.54pt" draw:caption-point-y="-22.25pt">
              <dc:date>2024-01-16T00:00:00</dc:date>
              <text:p text:style-name="P1">(UltraPen 813E)</text:p>
            </office:annotation>
            <text:p>UP-813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0.5 x 11.4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1087.51pt" draw:caption-point-x="-11.54pt" draw:caption-point-y="-22.25pt">
              <dc:date>2024-01-1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02.51pt" draw:caption-point-x="-11.54pt" draw:caption-point-y="-22.22pt">
              <dc:date>2024-01-16T00:00:00</dc:date>
              <text:p text:style-name="P1">(Intuos5 touch (M)) (Wacom Intuos5 Touch (Medium))</text:p>
            </office:annotation>
            <text:p>PTH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81 x 251.46 x 12.7 mm</text:p>
          </table:table-cell>
          <table:table-cell table:style-name="ce8" office:value-type="string" calcext:value-type="string">
            <text:p>3.07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02.51pt" draw:caption-point-x="-11.54pt" draw:caption-point-y="-22.22pt">
              <dc:date>2024-01-16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1102.51pt" draw:caption-point-x="-11.54pt" draw:caption-point-y="-22.22pt">
              <dc:date>2024-01-16T00:00:00</dc:date>
              <text:p text:style-name="P1">(UltraPen Write)</text:p>
            </office:annotation>
            <text:p>UP-714W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1102.51pt" draw:caption-point-x="-11.54pt" draw:caption-point-y="-22.22pt">
              <dc:date>2024-01-1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17.5pt" draw:caption-point-x="-11.54pt" draw:caption-point-y="-22.22pt">
              <dc:date>2024-01-16T00:00:00</dc:date>
              <text:p text:style-name="P1">(Intuos5 (M)) (Wacom Intuos5 (Medium))</text:p>
            </office:annotation>
            <text:p>PTK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81 x 251.46 x 12.7 mm</text:p>
          </table:table-cell>
          <table:table-cell table:style-name="ce8" office:value-type="string" calcext:value-type="string">
            <text:p>3.07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17.5pt" draw:caption-point-x="-11.54pt" draw:caption-point-y="-22.22pt">
              <dc:date>2024-01-16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1117.5pt" draw:caption-point-x="-11.54pt" draw:caption-point-y="-22.22pt">
              <dc:date>2024-01-16T00:00:00</dc:date>
              <text:p text:style-name="P1">(UltraPen Write)</text:p>
            </office:annotation>
            <text:p>UP-21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1117.5pt" draw:caption-point-x="-11.54pt" draw:caption-point-y="-22.22pt">
              <dc:date>2024-01-1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32.5pt" draw:caption-point-x="-11.54pt" draw:caption-point-y="-22.22pt">
              <dc:date>2024-01-16T00:00:00</dc:date>
              <text:p text:style-name="P1">(Intuos5 touch (L)) (Wacom Intuos5 Touch (Large))</text:p>
            </office:annotation>
            <text:p>PTH-8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87.68 x 317.5 x 12.7 mm</text:p>
          </table:table-cell>
          <table:table-cell table:style-name="ce8" office:value-type="string" calcext:value-type="string">
            <text:p>2.34:1 (1.5:1) (1.56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32.5pt" draw:caption-point-x="-11.54pt" draw:caption-point-y="-22.22pt">
              <dc:date>2024-01-16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1132.5pt" draw:caption-point-x="-11.54pt" draw:caption-point-y="-22.22pt">
              <dc:date>2024-01-16T00:00:00</dc:date>
              <text:p text:style-name="P1">(UltraPen Ink)</text:p>
            </office:annotation>
            <text:p>UP-40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1132.5pt" draw:caption-point-x="-11.54pt" draw:caption-point-y="-22.22pt">
              <dc:date>2024-01-1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1146.42pt" draw:caption-point-x="-11.54pt" draw:caption-point-y="-21.15pt">
              <dc:date>2024-01-16T00:00:00</dc:date>
              <text:p text:style-name="P1">(Intuos4 (4x6)) (Intuos4 S Tablet) (Intuos4 Small) (Intuos4 Special Edition) (Intuos 4 Comic Edition)</text:p>
            </office:annotation>
            <text:p>PTK-4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09 x 208 x 12 mm</text:p>
          </table:table-cell>
          <table:table-cell table:style-name="ce8" office:value-type="string" calcext:value-type="string">
            <text:p>4.15:1 (1.96:1) (2.11:1)</text:p>
          </table:table-cell>
          <table:table-cell table:style-name="ce8" office:value-type="string" calcext:value-type="string">
            <text:p>70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147.49pt" draw:caption-point-x="-11.54pt" draw:caption-point-y="-22.22pt">
              <dc:date>2024-01-16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9mm (19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55.15pt" svg:y="1147.49pt" draw:caption-point-x="-11.54pt" draw:caption-point-y="-22.22pt">
              <dc:date>2024-01-16T00:00:00</dc:date>
              <text:p text:style-name="P1">(Standard Stylus Gray)</text:p>
            </office:annotation>
            <text:p>SP-20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 m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LD-1, PLD-2R, PLD-2BL, PLD-2BK, PLD-3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162.49pt" draw:caption-point-x="-11.54pt" draw:caption-point-y="-22.22pt">
              <dc:date>2024-01-16T00:00:00</dc:date>
              <text:p text:style-name="P1">(Intuos4 Wireless) (Intuos4 Wireless Tablet)</text:p>
            </office:annotation>
            <text:p>PTK-54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03.2 x 127 mm</text:p>
          </table:table-cell>
          <table:table-cell table:style-name="ce8" office:value-type="string" calcext:value-type="string">
            <text:p>363 x 253 x 15 mm</text:p>
          </table:table-cell>
          <table:table-cell table:style-name="ce8" office:value-type="string" calcext:value-type="string">
            <text:p>3.56:1 (1.79:1) (1.9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162.49pt" draw:caption-point-x="-11.54pt" draw:caption-point-y="-22.22pt">
              <dc:date>2024-01-16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55.15pt" svg:y="1162.49pt" draw:caption-point-x="-11.54pt" draw:caption-point-y="-22.22pt">
              <dc:date>2024-01-16T00:00:00</dc:date>
              <text:p text:style-name="P1">(Standard Stylus Red)</text:p>
            </office:annotation>
            <text:p>SP-21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 m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9mm</text:p>
          </table:table-cell>
          <table:table-cell table:style-name="ce6" office:value-type="string" calcext:value-type="string">
            <text:p>(PLD-1, PLD-2R, PLD-2BL, PLD-2BK, PLD-3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176.41pt" draw:caption-point-x="-11.54pt" draw:caption-point-y="-21.15pt">
              <dc:date>2024-01-16T00:00:00</dc:date>
              <text:p text:style-name="P1">(Intuos4 (6x9)) (Intuos4 M Tablet) (Intuos4 Medium) (Intuos4 Special Edition) (Intuos 4 Comic Edition)</text:p>
            </office:annotation>
            <text:p>PTK-6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70 x 254 x 12 mm</text:p>
          </table:table-cell>
          <table:table-cell table:style-name="ce8" office:value-type="string" calcext:value-type="string">
            <text:p>3.01:1 (1.66:1) (1.82:1)</text:p>
          </table:table-cell>
          <table:table-cell table:style-name="ce8" office:value-type="string" calcext:value-type="string">
            <text:p>10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77.51pt" draw:caption-point-x="-11.54pt" draw:caption-point-y="-22.25pt">
              <dc:date>2024-01-16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style-name="ce10"/>
          <table:table-cell table:style-name="ce5" office:value-type="string" calcext:value-type="string">
            <office:annotation draw:style-name="gr2" draw:text-style-name="P2" svg:width="805.49pt" svg:height="25.48pt" svg:x="3055.15pt" svg:y="1177.51pt" draw:caption-point-x="-11.54pt" draw:caption-point-y="-22.25pt">
              <dc:date>2024-01-16T00:00:00</dc:date>
              <text:p text:style-name="P1">(Slim Stylus Gray)</text:p>
            </office:annotation>
            <text:p>SP-200A</text:p>
          </table:table-cell>
          <table:table-cell table:style-name="ce8" office:value-type="string" calcext:value-type="string">
            <text:p>8.4g</text:p>
          </table:table-cell>
          <table:table-cell table:style-name="ce8" office:value-type="string" calcext:value-type="string">
            <text:p>142.5 x 11 m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1.2mm</text:p>
          </table:table-cell>
          <table:table-cell table:style-name="ce6" office:value-type="string" calcext:value-type="string">
            <text:p>(PLD-4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92.51pt" draw:caption-point-x="-11.54pt" draw:caption-point-y="-22.22pt">
              <dc:date>2024-01-16T00:00:00</dc:date>
              <text:p text:style-name="P1">(Intuos4 (8x13)) (Intuos4 L Tablet) <text:s/>(Intuos4 Large)</text:p>
            </office:annotation>
            <text:p>PTK-8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74 x 320 x 14 mm</text:p>
          </table:table-cell>
          <table:table-cell table:style-name="ce8" office:value-type="string" calcext:value-type="string">
            <text:p>2.3:1 (1.46:1) (1.57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92.51pt" draw:caption-point-x="-11.54pt" draw:caption-point-y="-22.22pt">
              <dc:date>2024-01-16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, KC-210</text:p>
          </table:table-cell>
          <table:table-cell table:style-name="ce8"/>
          <table:table-cell table:style-name="ce5" office:value-type="string" calcext:value-type="string">
            <office:annotation draw:style-name="gr2" draw:text-style-name="P2" svg:width="805.49pt" svg:height="25.48pt" svg:x="3055.15pt" svg:y="1192.51pt" draw:caption-point-x="-11.54pt" draw:caption-point-y="-22.22pt">
              <dc:date>2024-01-16T00:00:00</dc:date>
              <text:p text:style-name="P1">(Slim Stylus Magenta)</text:p>
            </office:annotation>
            <text:p>SP-210A</text:p>
          </table:table-cell>
          <table:table-cell table:style-name="ce8" office:value-type="string" calcext:value-type="string">
            <text:p>8.4g</text:p>
          </table:table-cell>
          <table:table-cell table:style-name="ce8" office:value-type="string" calcext:value-type="string">
            <text:p>142.5 x 11 m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1.2mm</text:p>
          </table:table-cell>
          <table:table-cell table:style-name="ce6" office:value-type="string" calcext:value-type="string">
            <text:p>(PLD-4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07.5pt" draw:caption-point-x="-11.54pt" draw:caption-point-y="-22.22pt">
              <dc:date>2024-01-16T00:00:00</dc:date>
              <text:p text:style-name="P1">(Intuos4 (12x19)) (Intuos4 XL Tablet) (Intuos4 Extra Large)</text:p>
            </office:annotation>
            <text:p>PTK-12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487.7 x 304.8 mm</text:p>
          </table:table-cell>
          <table:table-cell table:style-name="ce8" office:value-type="string" calcext:value-type="string">
            <text:p>623 x 462 x 28 mm</text:p>
          </table:table-cell>
          <table:table-cell table:style-name="ce8" office:value-type="string" calcext:value-type="string">
            <text:p>1.94:1 (1.28:1) (1.52:1)</text:p>
          </table:table-cell>
          <table:table-cell table:style-name="ce8" office:value-type="string" calcext:value-type="string">
            <text:p>35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07.5pt" draw:caption-point-x="-11.54pt" draw:caption-point-y="-22.22pt">
              <dc:date>2024-01-16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7mm (17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, KC-210</text:p>
          </table:table-cell>
          <table:table-cell table:style-name="ce8"/>
          <table:table-cell table:style-name="ce5" office:value-type="string" calcext:value-type="string">
            <office:annotation draw:style-name="gr2" draw:text-style-name="P2" svg:width="805.49pt" svg:height="25.48pt" svg:x="3055.15pt" svg:y="1207.5pt" draw:caption-point-x="-11.54pt" draw:caption-point-y="-22.22pt">
              <dc:date>2024-01-16T00:00:00</dc:date>
              <text:p text:style-name="P1">(Pressure Stylus Blue)</text:p>
            </office:annotation>
            <text:p>SP-300</text:p>
          </table:table-cell>
          <table:table-cell table:style-name="ce8" office:value-type="string" calcext:value-type="string">
            <text:p>11g or 10g</text:p>
          </table:table-cell>
          <table:table-cell table:style-name="ce8" office:value-type="string" calcext:value-type="string">
            <text:p>148 x 11 mm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LD-4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22.5pt" draw:caption-point-x="-11.54pt" draw:caption-point-y="-22.22pt">
              <dc:date>2024-01-16T00:00:00</dc:date>
              <text:p text:style-name="P1">(Intuos3 (4x5)) (Intuos3 4x5 / A6 Tablet)</text:p>
            </office:annotation>
            <text:p>PTZ-430</text:p>
          </table:table-cell>
          <table:table-cell table:style-name="ce8" office:value-type="string" calcext:value-type="string">
            <text:p>16 : 12.8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27 x 101.6 mm</text:p>
          </table:table-cell>
          <table:table-cell table:style-name="ce8" office:value-type="string" calcext:value-type="string">
            <text:p>238.5 x 217 x 13 mm</text:p>
          </table:table-cell>
          <table:table-cell table:style-name="ce8" office:value-type="string" calcext:value-type="string">
            <text:p>4.01:1 (1.88:1) (2.14:1)</text:p>
          </table:table-cell>
          <table:table-cell table:style-name="ce8" office:value-type="string" calcext:value-type="string">
            <text:p>600g</text:p>
          </table:table-cell>
          <table:table-cell table:style-name="ce8" office:value-type="string" calcext:value-type="string">
            <text:p>4 + Touch Strip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22.5pt" draw:caption-point-x="-11.54pt" draw:caption-point-y="-22.22pt">
              <dc:date>2024-01-16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style-name="ce8"/>
          <table:table-cell table:style-name="ce5" office:value-type="string" calcext:value-type="string">
            <office:annotation draw:style-name="gr2" draw:text-style-name="P2" svg:width="805.49pt" svg:height="25.48pt" svg:x="3055.15pt" svg:y="1222.5pt" draw:caption-point-x="-11.54pt" draw:caption-point-y="-22.22pt">
              <dc:date>2024-01-16T00:00:00</dc:date>
              <text:p text:style-name="P1">(Pressure Stylus Red)</text:p>
            </office:annotation>
            <text:p>SP-310</text:p>
          </table:table-cell>
          <table:table-cell table:style-name="ce8" office:value-type="string" calcext:value-type="string">
            <text:p>11g or 10g</text:p>
          </table:table-cell>
          <table:table-cell table:style-name="ce8" office:value-type="string" calcext:value-type="string">
            <text:p>148 x 11 mm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0.9mm</text:p>
          </table:table-cell>
          <table:table-cell table:style-name="ce6" office:value-type="string" calcext:value-type="string">
            <text:p>(PLD-4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237.49pt" draw:caption-point-x="-11.54pt" draw:caption-point-y="-22.22pt">
              <dc:date>2024-01-16T00:00:00</dc:date>
              <text:p text:style-name="P1">(Intuos3 (4x6)) (Intuos3 4x6 / A6 Wide Tablet)</text:p>
            </office:annotation>
            <text:p>PTZ-4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5 x 98.4 mm</text:p>
          </table:table-cell>
          <table:table-cell table:style-name="ce8" office:value-type="string" calcext:value-type="string">
            <text:p>270 x 210 x 13 mm</text:p>
          </table:table-cell>
          <table:table-cell table:style-name="ce8" office:value-type="string" calcext:value-type="string">
            <text:p>3.66:1 (1.71:1) (2.13:1)</text:p>
          </table:table-cell>
          <table:table-cell table:style-name="ce8" office:value-type="string" calcext:value-type="string">
            <text:p>800g</text:p>
          </table:table-cell>
          <table:table-cell table:style-name="ce8" office:value-type="string" calcext:value-type="string">
            <text:p>4 + Touch Strip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237.49pt" draw:caption-point-x="-11.54pt" draw:caption-point-y="-22.22pt">
              <dc:date>2024-01-16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18mm (15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252.49pt" draw:caption-point-x="-11.54pt" draw:caption-point-y="-22.22pt">
              <dc:date>2024-01-16T00:00:00</dc:date>
              <text:p text:style-name="P1">(Intuos3 (6x8)) (Intuos3 6x8 / A5 Tablet)</text:p>
            </office:annotation>
            <text:p>PTZ-63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03.2 x 152.4 mm</text:p>
          </table:table-cell>
          <table:table-cell table:style-name="ce8" office:value-type="string" calcext:value-type="string">
            <text:p>345 x 261.5 x 13 mm</text:p>
          </table:table-cell>
          <table:table-cell table:style-name="ce8" office:value-type="string" calcext:value-type="string">
            <text:p>2.91:1 (1.7:1) (1.72:1)</text:p>
          </table:table-cell>
          <table:table-cell table:style-name="ce8" office:value-type="string" calcext:value-type="string">
            <text:p>10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252.49pt" draw:caption-point-x="-11.54pt" draw:caption-point-y="-22.22pt">
              <dc:date>2024-01-16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67.51pt" draw:caption-point-x="-11.54pt" draw:caption-point-y="-22.25pt">
              <dc:date>2024-01-16T00:00:00</dc:date>
              <text:p text:style-name="P1">(Intuos3 (6x11)) (Intuos3 6x11 / A5 Wide Tablet)</text:p>
            </office:annotation>
            <text:p>PTZ-6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71 x 158.8 mm</text:p>
          </table:table-cell>
          <table:table-cell table:style-name="ce8" office:value-type="string" calcext:value-type="string">
            <text:p>417.6 x 262 x 14 mm</text:p>
          </table:table-cell>
          <table:table-cell table:style-name="ce8" office:value-type="string" calcext:value-type="string">
            <text:p>2.54:1 (1.54:1) (1.65:1)</text:p>
          </table:table-cell>
          <table:table-cell table:style-name="ce8" office:value-type="string" calcext:value-type="string">
            <text:p>14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67.51pt" draw:caption-point-x="-11.54pt" draw:caption-point-y="-22.25pt">
              <dc:date>2024-01-16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82.51pt" draw:caption-point-x="-11.54pt" draw:caption-point-y="-22.22pt">
              <dc:date>2024-01-16T00:00:00</dc:date>
              <text:p text:style-name="P1">(Intuos3 (9x12)) (Intuos3 9x12 / A4-Regular Tablet)</text:p>
            </office:annotation>
            <text:p>PTZ-93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04.8 x 228.6 mm</text:p>
          </table:table-cell>
          <table:table-cell table:style-name="ce8" office:value-type="string" calcext:value-type="string">
            <text:p>439.5 x 340 x 14 mm</text:p>
          </table:table-cell>
          <table:table-cell table:style-name="ce8" office:value-type="string" calcext:value-type="string">
            <text:p>2.14:1 (1.44:1) (1.49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82.51pt" draw:caption-point-x="-11.54pt" draw:caption-point-y="-22.22pt">
              <dc:date>2024-01-16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97.5pt" draw:caption-point-x="-11.54pt" draw:caption-point-y="-22.22pt">
              <dc:date>2024-01-16T00:00:00</dc:date>
              <text:p text:style-name="P1">(Intuos3 (12x12)) (Intuos3 12x12 / A4 Oversize Tablet)</text:p>
            </office:annotation>
            <text:p>PTZ-1230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39.5 x 429.3 x 36.4 mm</text:p>
          </table:table-cell>
          <table:table-cell table:style-name="ce8" office:value-type="string" calcext:value-type="string">
            <text:p>2.03:1 (1.44:1) (1.41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97.5pt" draw:caption-point-x="-11.54pt" draw:caption-point-y="-22.22pt">
              <dc:date>2024-01-16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, Z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12.5pt" draw:caption-point-x="-11.54pt" draw:caption-point-y="-22.22pt">
              <dc:date>2024-01-16T00:00:00</dc:date>
              <text:p text:style-name="P1">(Intuos3 (12x19)) (Intuos3 12x19 / A3 Wide Tablet)</text:p>
            </office:annotation>
            <text:p>PTZ-12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487.7 x 304.8 mm</text:p>
          </table:table-cell>
          <table:table-cell table:style-name="ce8" office:value-type="string" calcext:value-type="string">
            <text:p>622.5 x 428.5 x 36.4 mm</text:p>
          </table:table-cell>
          <table:table-cell table:style-name="ce8" office:value-type="string" calcext:value-type="string">
            <text:p>1.79:1 (1.28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12.5pt" draw:caption-point-x="-11.54pt" draw:caption-point-y="-22.22pt">
              <dc:date>2024-01-16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, Z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81.8pt" svg:height="25.51pt" svg:x="145.45pt" svg:y="1327.49pt" draw:caption-point-x="-11.54pt" draw:caption-point-y="-22.22pt">
              <dc:date>2024-01-16T00:00:00</dc:date>
              <text:p text:style-name="P1">Cintiq Partner</text:p>
            </office:annotation>
            <text:p>PTU-600U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4mm (13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???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342.49pt" draw:caption-point-x="-11.54pt" draw:caption-point-y="-22.22pt">
              <dc:date>2024-01-16T00:00:00</dc:date>
              <text:p text:style-name="P1">(Intuos2 (4x5)) (Intuos2 4x5 / A6 Tablet) (I-420USB)</text:p>
            </office:annotation>
            <text:p>XD-0405-U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342.49pt" draw:caption-point-x="-11.54pt" draw:caption-point-y="-22.22pt">
              <dc:date>2024-01-16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20mm (14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57.51pt" draw:caption-point-x="-11.54pt" draw:caption-point-y="-22.25pt">
              <dc:date>2024-01-16T00:00:00</dc:date>
              <text:p text:style-name="P1">(Intuos2 (4x5)) (Intuos2 4x5 / A6 Tablet) (I-420Serial)</text:p>
            </office:annotation>
            <text:p>XD-0405-R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57.51pt" draw:caption-point-x="-11.54pt" draw:caption-point-y="-22.25pt">
              <dc:date>2024-01-16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20mm (14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72.51pt" draw:caption-point-x="-11.54pt" draw:caption-point-y="-22.22pt">
              <dc:date>2024-01-16T00:00:00</dc:date>
              <text:p text:style-name="P1">(Intuos2 (6x8)) (Intuos2 6x8 / A5 Tablet) (I-620USB)</text:p>
            </office:annotation>
            <text:p>XD-0608-U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72.51pt" draw:caption-point-x="-11.54pt" draw:caption-point-y="-22.22pt">
              <dc:date>2024-01-16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87.5pt" draw:caption-point-x="-11.54pt" draw:caption-point-y="-22.22pt">
              <dc:date>2024-01-16T00:00:00</dc:date>
              <text:p text:style-name="P1">(Intuos2 (6x8)) (Intuos2 6x8 / A5 Tablet) (I-620Serial)</text:p>
            </office:annotation>
            <text:p>XD-0608-R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87.5pt" draw:caption-point-x="-11.54pt" draw:caption-point-y="-22.22pt">
              <dc:date>2024-01-16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02.5pt" draw:caption-point-x="-11.54pt" draw:caption-point-y="-22.22pt">
              <dc:date>2024-01-16T00:00:00</dc:date>
              <text:p text:style-name="P1">(Intuos2 (9x12)) (Intuos2 9x12 / A4-Regular Tablet) (I-920USB)</text:p>
            </office:annotation>
            <text:p>XD-0912-U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02.5pt" draw:caption-point-x="-11.54pt" draw:caption-point-y="-22.22pt">
              <dc:date>2024-01-16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417.49pt" draw:caption-point-x="-11.54pt" draw:caption-point-y="-22.22pt">
              <dc:date>2024-01-16T00:00:00</dc:date>
              <text:p text:style-name="P1">(Intuos2 (9x12)) (Intuos2 9x12 / A4-Regular Tablet) (I-920Serial)</text:p>
            </office:annotation>
            <text:p>XD-0912-R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417.49pt" draw:caption-point-x="-11.54pt" draw:caption-point-y="-22.22pt">
              <dc:date>2024-01-16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432.49pt" draw:caption-point-x="-11.54pt" draw:caption-point-y="-22.22pt">
              <dc:date>2024-01-16T00:00:00</dc:date>
              <text:p text:style-name="P1">(Intuos2 (12x12)) (Intuos2 12x12 / A4-Oversize Tablet) (I-1220USB)</text:p>
            </office:annotation>
            <text:p>XD-1212-U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432.49pt" draw:caption-point-x="-11.54pt" draw:caption-point-y="-22.22pt">
              <dc:date>2024-01-16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47.51pt" draw:caption-point-x="-11.54pt" draw:caption-point-y="-22.25pt">
              <dc:date>2024-01-16T00:00:00</dc:date>
              <text:p text:style-name="P1">(Intuos2 (12x12)) (Intuos2 12x12 / A4-Oversize Tablet) (I-1220Serial)</text:p>
            </office:annotation>
            <text:p>XD-1212-R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47.51pt" draw:caption-point-x="-11.54pt" draw:caption-point-y="-22.25pt">
              <dc:date>2024-01-16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62.51pt" draw:caption-point-x="-11.54pt" draw:caption-point-y="-22.22pt">
              <dc:date>2024-01-16T00:00:00</dc:date>
              <text:p text:style-name="P1">(Intuos2 (12x18)) (Intuos2 12x18 / A3 Tablet) (I-1820USB)</text:p>
            </office:annotation>
            <text:p>XD-1218-U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62.51pt" draw:caption-point-x="-11.54pt" draw:caption-point-y="-22.22pt">
              <dc:date>2024-01-16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77.5pt" draw:caption-point-x="-11.54pt" draw:caption-point-y="-22.22pt">
              <dc:date>2024-01-16T00:00:00</dc:date>
              <text:p text:style-name="P1">(Intuos2 (12x18)) (Intuos2 12x18 / A3 Tablet) (I-1820Serial)</text:p>
            </office:annotation>
            <text:p>XD-1218-R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77.5pt" draw:caption-point-x="-11.54pt" draw:caption-point-y="-22.22pt">
              <dc:date>2024-01-16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92.5pt" draw:caption-point-x="-11.54pt" draw:caption-point-y="-22.22pt">
              <dc:date>2024-01-16T00:00:00</dc:date>
              <text:p text:style-name="P1">(Intuos (4x5)) (Intuos 4x5 Tablet) (I-400USB)</text:p>
            </office:annotation>
            <text:p>GD-0405-U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92.5pt" draw:caption-point-x="-11.54pt" draw:caption-point-y="-22.22pt">
              <dc:date>2024-01-16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24mm (18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07.49pt" draw:caption-point-x="-11.54pt" draw:caption-point-y="-22.22pt">
              <dc:date>2024-01-16T00:00:00</dc:date>
              <text:p text:style-name="P1">(Intuos (4x5)) (Intuos 4x5 Tablet) (I-400Serial)</text:p>
            </office:annotation>
            <text:p>GD-0405-R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07.49pt" draw:caption-point-x="-11.54pt" draw:caption-point-y="-22.22pt">
              <dc:date>2024-01-16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24mm (18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22.49pt" draw:caption-point-x="-11.54pt" draw:caption-point-y="-22.22pt">
              <dc:date>2024-01-16T00:00:00</dc:date>
              <text:p text:style-name="P1">(Intuos (4x5)) (Intuos 4x5 Tablet) (I-400ADB)</text:p>
            </office:annotation>
            <text:p>GD-0405-A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22.49pt" draw:caption-point-x="-11.54pt" draw:caption-point-y="-22.22pt">
              <dc:date>2024-01-16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37.51pt" draw:caption-point-x="-11.54pt" draw:caption-point-y="-22.25pt">
              <dc:date>2024-01-16T00:00:00</dc:date>
              <text:p text:style-name="P1">(Intuos (6x8)) (Intuos 6x8 Tablet) (I-600USB)</text:p>
            </office:annotation>
            <text:p>GD-0608-U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37.51pt" draw:caption-point-x="-11.54pt" draw:caption-point-y="-22.25pt">
              <dc:date>2024-01-16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52.51pt" draw:caption-point-x="-11.54pt" draw:caption-point-y="-22.22pt">
              <dc:date>2024-01-16T00:00:00</dc:date>
              <text:p text:style-name="P1">(Intuos (6x8)) (Intuos 6x8 Tablet) (I-600Serial)</text:p>
            </office:annotation>
            <text:p>GD-0608-R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52.51pt" draw:caption-point-x="-11.54pt" draw:caption-point-y="-22.22pt">
              <dc:date>2024-01-16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67.5pt" draw:caption-point-x="-11.54pt" draw:caption-point-y="-22.22pt">
              <dc:date>2024-01-16T00:00:00</dc:date>
              <text:p text:style-name="P1">(Intuos (6x8)) (Intuos 6x8 Tablet) (I-600ADB)</text:p>
            </office:annotation>
            <text:p>GD-0608-A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67.5pt" draw:caption-point-x="-11.54pt" draw:caption-point-y="-22.22pt">
              <dc:date>2024-01-16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82.5pt" draw:caption-point-x="-11.54pt" draw:caption-point-y="-22.22pt">
              <dc:date>2024-01-16T00:00:00</dc:date>
              <text:p text:style-name="P1">(Intuos (9x12)) (Intuos 9x12 Tablet) (I-900USB)</text:p>
            </office:annotation>
            <text:p>GD-0912-U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82.5pt" draw:caption-point-x="-11.54pt" draw:caption-point-y="-22.22pt">
              <dc:date>2024-01-16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97.49pt" draw:caption-point-x="-11.54pt" draw:caption-point-y="-22.22pt">
              <dc:date>2024-01-16T00:00:00</dc:date>
              <text:p text:style-name="P1">(Intuos (9x12)) (Intuos 9x12 Tablet) (I-900Serial)</text:p>
            </office:annotation>
            <text:p>GD-0912-R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97.49pt" draw:caption-point-x="-11.54pt" draw:caption-point-y="-22.22pt">
              <dc:date>2024-01-16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612.49pt" draw:caption-point-x="-11.54pt" draw:caption-point-y="-22.22pt">
              <dc:date>2024-01-16T00:00:00</dc:date>
              <text:p text:style-name="P1">(Intuos (9x12)) (Intuos 9x12 Tablet) (I-900ADB)</text:p>
            </office:annotation>
            <text:p>GD-0912-A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612.49pt" draw:caption-point-x="-11.54pt" draw:caption-point-y="-22.22pt">
              <dc:date>2024-01-16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27.51pt" draw:caption-point-x="-11.54pt" draw:caption-point-y="-22.25pt">
              <dc:date>2024-01-16T00:00:00</dc:date>
              <text:p text:style-name="P1">(Intuos (12x12)) (Intuos 12x12 Tablet) (I-1200USB)</text:p>
            </office:annotation>
            <text:p>GD-1212-U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27.51pt" draw:caption-point-x="-11.54pt" draw:caption-point-y="-22.25pt">
              <dc:date>2024-01-16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42.51pt" draw:caption-point-x="-11.54pt" draw:caption-point-y="-22.22pt">
              <dc:date>2024-01-16T00:00:00</dc:date>
              <text:p text:style-name="P1">(Intuos (12x12)) (Intuos 12x12 Tablet) (I-1200Serial)</text:p>
            </office:annotation>
            <text:p>GD-1212-R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42.51pt" draw:caption-point-x="-11.54pt" draw:caption-point-y="-22.22pt">
              <dc:date>2024-01-16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57.5pt" draw:caption-point-x="-11.54pt" draw:caption-point-y="-22.22pt">
              <dc:date>2024-01-16T00:00:00</dc:date>
              <text:p text:style-name="P1">(Intuos (12x18)) (Intuos 12x18 Tablet) (I-1800USB)</text:p>
            </office:annotation>
            <text:p>GD-1218-U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57.5pt" draw:caption-point-x="-11.54pt" draw:caption-point-y="-22.22pt">
              <dc:date>2024-01-16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72.5pt" draw:caption-point-x="-11.54pt" draw:caption-point-y="-22.22pt">
              <dc:date>2024-01-16T00:00:00</dc:date>
              <text:p text:style-name="P1">(Intuos (12x18)) (Intuos 12x18 Tablet) (I-1800Serial)</text:p>
            </office:annotation>
            <text:p>GD-1218-R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72.5pt" draw:caption-point-x="-11.54pt" draw:caption-point-y="-22.22pt">
              <dc:date>2024-01-16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687.49pt" draw:caption-point-x="-11.54pt" draw:caption-point-y="-22.22pt">
              <dc:date>2024-01-16T00:00:00</dc:date>
              <text:p text:style-name="P1">(ART Z II)</text:p>
            </office:annotation>
            <text:p>UD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687.49pt" draw:caption-point-x="-11.54pt" draw:caption-point-y="-22.22pt">
              <dc:date>2024-01-16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02.49pt" draw:caption-point-x="-11.54pt" draw:caption-point-y="-22.22pt">
              <dc:date>2024-01-16T00:00:00</dc:date>
              <text:p text:style-name="P1">(ART Z II)</text:p>
            </office:annotation>
            <text:p>UD-0608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02.49pt" draw:caption-point-x="-11.54pt" draw:caption-point-y="-22.22pt">
              <dc:date>2024-01-16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17.51pt" draw:caption-point-x="-11.54pt" draw:caption-point-y="-22.25pt">
              <dc:date>2024-01-16T00:00:00</dc:date>
              <text:p text:style-name="P1">(ART Z II)</text:p>
            </office:annotation>
            <text:p>UD-1212-R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17.51pt" draw:caption-point-x="-11.54pt" draw:caption-point-y="-22.25pt">
              <dc:date>2024-01-16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32.51pt" draw:caption-point-x="-11.54pt" draw:caption-point-y="-22.22pt">
              <dc:date>2024-01-16T00:00:00</dc:date>
              <text:p text:style-name="P1">(ART Z II)</text:p>
            </office:annotation>
            <text:p>UD-1212-A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32.51pt" draw:caption-point-x="-11.54pt" draw:caption-point-y="-22.22pt">
              <dc:date>2024-01-16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47.5pt" draw:caption-point-x="-11.54pt" draw:caption-point-y="-22.22pt">
              <dc:date>2024-01-16T00:00:00</dc:date>
              <text:p text:style-name="P1">(ART Z II)</text:p>
            </office:annotation>
            <text:p>UD-1218-R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47.5pt" draw:caption-point-x="-11.54pt" draw:caption-point-y="-22.22pt">
              <dc:date>2024-01-16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62.5pt" draw:caption-point-x="-11.54pt" draw:caption-point-y="-22.22pt">
              <dc:date>2024-01-16T00:00:00</dc:date>
              <text:p text:style-name="P1">(ART Z II)</text:p>
            </office:annotation>
            <text:p>UD-1218-A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62.5pt" draw:caption-point-x="-11.54pt" draw:caption-point-y="-22.22pt">
              <dc:date>2024-01-16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77.49pt" draw:caption-point-x="-11.54pt" draw:caption-point-y="-22.22pt">
              <dc:date>2024-01-16T00:00:00</dc:date>
              <text:p text:style-name="P1">(Artpad II Pro Serial) (UltraPad A5 Serial)</text:p>
            </office:annotation>
            <text:p>UD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77.49pt" draw:caption-point-x="-11.54pt" draw:caption-point-y="-22.22pt">
              <dc:date>2024-01-16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92.49pt" draw:caption-point-x="-11.54pt" draw:caption-point-y="-22.22pt">
              <dc:date>2024-01-16T00:00:00</dc:date>
              <text:p text:style-name="P1">(Artpad II Pro ADB) (UltraPad A5 ADB)</text:p>
            </office:annotation>
            <text:p>UD-0608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92.49pt" draw:caption-point-x="-11.54pt" draw:caption-point-y="-22.22pt">
              <dc:date>2024-01-16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07.51pt" draw:caption-point-x="-11.54pt" draw:caption-point-y="-22.25pt">
              <dc:date>2024-01-16T00:00:00</dc:date>
              <text:p text:style-name="P1">(UD-1212 II) (ULTRAPAD II) (UltraPad A4) (UD-1212-RSR) (UD-1212-RSB)</text:p>
            </office:annotation>
            <text:p>UD-1212-R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07.51pt" draw:caption-point-x="-11.54pt" draw:caption-point-y="-22.25pt">
              <dc:date>2024-01-16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821.4pt" draw:caption-point-x="-11.54pt" draw:caption-point-y="-21.12pt">
              <dc:date>2024-01-16T00:00:00</dc:date>
              <text:p text:style-name="P1">(UD-1218 II / E) (UD-1218 II / S) (ULTRAPAD II) (UltraPad A3) (UD-1218-RER) (UD-1218-RSR)</text:p>
            </office:annotation>
            <text:p>UD-1218-R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22.51pt" draw:caption-point-x="-11.54pt" draw:caption-point-y="-22.22pt">
              <dc:date>2024-01-16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37.5pt" draw:caption-point-x="-11.54pt" draw:caption-point-y="-22.22pt">
              <dc:date>2024-01-16T00:00:00</dc:date>
              <text:p text:style-name="P1">(UD-1825 II) (ULTRAPAD II) (UltraPad A2) (UD-1825-RSR)</text:p>
            </office:annotation>
            <text:p>UD-1825-R</text:p>
          </table:table-cell>
          <table:table-cell table:style-name="ce8" office:value-type="string" calcext:value-type="string">
            <text:p>16 : 11.64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635 x 462 mm</text:p>
          </table:table-cell>
          <table:table-cell table:style-name="ce8" office:value-type="string" calcext:value-type="string">
            <text:p>778 x 615 x 78 mm</text:p>
          </table:table-cell>
          <table:table-cell table:style-name="ce8" office:value-type="string" calcext:value-type="string">
            <text:p>1.63:1 (1.23:1) (1.33:1)</text:p>
          </table:table-cell>
          <table:table-cell table:style-name="ce8" office:value-type="string" calcext:value-type="string">
            <text:p>97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37.5pt" draw:caption-point-x="-11.54pt" draw:caption-point-y="-22.22pt">
              <dc:date>2024-01-16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52.5pt" draw:caption-point-x="-11.54pt" draw:caption-point-y="-22.22pt">
              <dc:date>2024-01-16T00:00:00</dc:date>
              <text:p text:style-name="P1">(Standard 6 x 9)</text:p>
            </office:annotation>
            <text:p>SD-510C</text:p>
          </table:table-cell>
          <table:table-cell table:style-name="ce8" office:value-type="string" calcext:value-type="string">
            <text:p>16 : 10.41</text:p>
          </table:table-cell>
          <table:table-cell table:style-name="ce8" office:value-type="string" calcext:value-type="string">
            <text:p>508/20</text:p>
          </table:table-cell>
          <table:table-cell table:style-name="ce8" office:value-type="string" calcext:value-type="string">
            <text:p>232 x 151 mm</text:p>
          </table:table-cell>
          <table:table-cell table:style-name="ce8" office:value-type="string" calcext:value-type="string">
            <text:p>327 x 238 x 7.5 mm</text:p>
          </table:table-cell>
          <table:table-cell table:style-name="ce8" office:value-type="string" calcext:value-type="string">
            <text:p>2.22:1 (1.41:1) (1.58:1)</text:p>
          </table:table-cell>
          <table:table-cell table:style-name="ce8" office:value-type="string" calcext:value-type="string">
            <text:p>2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52.5pt" draw:caption-point-x="-11.54pt" draw:caption-point-y="-22.22pt">
              <dc:date>2024-01-16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12mm (12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5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867.49pt" draw:caption-point-x="-11.54pt" draw:caption-point-y="-22.22pt">
              <dc:date>2024-01-16T00:00:00</dc:date>
              <text:p text:style-name="P1">(Standard 12 x 12)</text:p>
            </office:annotation>
            <text:p>SD-420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867.49pt" draw:caption-point-x="-11.54pt" draw:caption-point-y="-22.22pt">
              <dc:date>2024-01-16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882.49pt" draw:caption-point-x="-11.54pt" draw:caption-point-y="-22.22pt">
              <dc:date>2024-01-16T00:00:00</dc:date>
              <text:p text:style-name="P1">(Electrostatic 12 x 12)</text:p>
            </office:annotation>
            <text:p>SD-421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882.49pt" draw:caption-point-x="-11.54pt" draw:caption-point-y="-22.22pt">
              <dc:date>2024-01-16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97.51pt" draw:caption-point-x="-11.54pt" draw:caption-point-y="-22.25pt">
              <dc:date>2024-01-16T00:00:00</dc:date>
              <text:p text:style-name="P1">(Menu Panel 12 x 12)</text:p>
            </office:annotation>
            <text:p>SD-422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97.51pt" draw:caption-point-x="-11.54pt" draw:caption-point-y="-22.25pt">
              <dc:date>2024-01-16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12.51pt" draw:caption-point-x="-11.54pt" draw:caption-point-y="-22.22pt">
              <dc:date>2024-01-16T00:00:00</dc:date>
              <text:p text:style-name="P1">(Standard 15 x 15)</text:p>
            </office:annotation>
            <text:p>SD-320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12.51pt" draw:caption-point-x="-11.54pt" draw:caption-point-y="-22.22pt">
              <dc:date>2024-01-16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27.5pt" draw:caption-point-x="-11.54pt" draw:caption-point-y="-22.22pt">
              <dc:date>2024-01-16T00:00:00</dc:date>
              <text:p text:style-name="P1">(Electrostatic 15 x 15)</text:p>
            </office:annotation>
            <text:p>SD-321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27.5pt" draw:caption-point-x="-11.54pt" draw:caption-point-y="-22.22pt">
              <dc:date>2024-01-16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42.5pt" draw:caption-point-x="-11.54pt" draw:caption-point-y="-22.22pt">
              <dc:date>2024-01-16T00:00:00</dc:date>
              <text:p text:style-name="P1">(Menu Panel 15 x 15)</text:p>
            </office:annotation>
            <text:p>SD-322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42.5pt" draw:caption-point-x="-11.54pt" draw:caption-point-y="-22.22pt">
              <dc:date>2024-01-16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957.49pt" draw:caption-point-x="-11.54pt" draw:caption-point-y="-22.22pt">
              <dc:date>2024-01-16T00:00:00</dc:date>
              <text:p text:style-name="P1">(Standard 12 x 18)</text:p>
            </office:annotation>
            <text:p>SD-310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957.49pt" draw:caption-point-x="-11.54pt" draw:caption-point-y="-22.22pt">
              <dc:date>2024-01-16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972.49pt" draw:caption-point-x="-11.54pt" draw:caption-point-y="-22.22pt">
              <dc:date>2024-01-16T00:00:00</dc:date>
              <text:p text:style-name="P1">(Electrostatic 12 x 18)</text:p>
            </office:annotation>
            <text:p>SD-311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972.49pt" draw:caption-point-x="-11.54pt" draw:caption-point-y="-22.22pt">
              <dc:date>2024-01-16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87.51pt" draw:caption-point-x="-11.54pt" draw:caption-point-y="-22.25pt">
              <dc:date>2024-01-16T00:00:00</dc:date>
              <text:p text:style-name="P1">(Menu Panel 12 x 18)</text:p>
            </office:annotation>
            <text:p>SD-312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87.51pt" draw:caption-point-x="-11.54pt" draw:caption-point-y="-22.25pt">
              <dc:date>2024-01-16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style-name="ce8" table:number-columns-repeated="9"/>
          <table:table-cell table:number-columns-repeated="996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02.51pt" draw:caption-point-x="-11.54pt" draw:caption-point-y="-22.22pt">
              <dc:date>2024-01-16T00:00:00</dc:date>
              <text:p text:style-name="P1">(Standard 18 x 25)</text:p>
            </office:annotation>
            <text:p>SD-210L</text:p>
          </table:table-cell>
          <table:table-cell table:style-name="ce8" office:value-type="string" calcext:value-type="string">
            <text:p>16 : 11.64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635 x 462 mm</text:p>
          </table:table-cell>
          <table:table-cell table:style-name="ce8" office:value-type="string" calcext:value-type="string">
            <text:p>779 x 613 x ??? mm</text:p>
          </table:table-cell>
          <table:table-cell table:style-name="ce8" office:value-type="string" calcext:value-type="string">
            <text:p>1.63:1 (1.22:1) (1.33:1)</text:p>
          </table:table-cell>
          <table:table-cell table:style-name="ce8" office:value-type="string" calcext:value-type="string">
            <text:p>10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02.51pt" draw:caption-point-x="-11.54pt" draw:caption-point-y="-22.22pt">
              <dc:date>2024-01-16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style-name="ce8" table:number-columns-repeated="9"/>
          <table:table-cell table:number-columns-repeated="996"/>
        </table:table-row>
        <table:table-row table:style-name="ro1">
          <table:covered-table-cell/>
          <table:table-cell table:style-name="ce5" office:value-type="string" calcext:value-type="string">
            <text:p>SD-013A</text:p>
          </table:table-cell>
          <table:table-cell table:style-name="ce8" office:value-type="string" calcext:value-type="string">
            <text:p>16 : 11.9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193 x 889 mm</text:p>
          </table:table-cell>
          <table:table-cell table:style-name="ce8" office:value-type="string" calcext:value-type="string">
            <text:p>1454 x 1091 x 30 mm</text:p>
          </table:table-cell>
          <table:table-cell table:style-name="ce8" office:value-type="string" calcext:value-type="string">
            <text:p>1.5:1 (1.22:1) (1.23:1)</text:p>
          </table:table-cell>
          <table:table-cell table:style-name="ce8" office:value-type="string" calcext:value-type="string">
            <text:p>3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17.5pt" draw:caption-point-x="-11.54pt" draw:caption-point-y="-22.22pt">
              <dc:date>2024-01-16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410, SC-6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text:p>SD-013L</text:p>
          </table:table-cell>
          <table:table-cell table:style-name="ce8" office:value-type="string" calcext:value-type="string">
            <text:p>16 : 11.9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193 x 889 mm</text:p>
          </table:table-cell>
          <table:table-cell table:style-name="ce8" office:value-type="string" calcext:value-type="string">
            <text:p>1454 x 1091 x 30 mm</text:p>
          </table:table-cell>
          <table:table-cell table:style-name="ce8" office:value-type="string" calcext:value-type="string">
            <text:p>1.5:1 (1.22:1) (1.23:1)</text:p>
          </table:table-cell>
          <table:table-cell table:style-name="ce8" office:value-type="string" calcext:value-type="string">
            <text:p>3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32.5pt" draw:caption-point-x="-11.54pt" draw:caption-point-y="-22.22pt">
              <dc:date>2024-01-16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410, SC-610</text:p>
          </table:table-cell>
          <table:table-cell table:number-columns-repeated="1005"/>
        </table:table-row>
        <table:table-row table:style-name="ro2" table:number-rows-repeated="10484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2">
        <table:table-column table:style-name="co33" table:number-columns-repeated="11" table:default-cell-style-name="Default"/>
        <table:table-column table:style-name="co32" table:number-columns-repeated="1013" table:default-cell-style-name="Default"/>
        <table:table-row table:style-name="ro1">
          <table:table-cell table:style-name="ce12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kuuube.s-ul.eu/mSDcCpuh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5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ources" table:style-name="ta3">
        <table:table-column table:style-name="co34" table:default-cell-style-name="Default"/>
        <table:table-column table:style-name="co32" table:number-columns-repeated="1023" table:default-cell-style-name="Default"/>
        <table:table-row table:style-name="ro1">
          <table:table-cell table:style-name="ce16" office:value-type="string" calcext:value-type="string">
            <text:p>Sources</text:p>
          </table:table-cell>
          <table:table-cell table:style-name="ce16" table:number-columns-repeated="10"/>
          <table:table-cell table:number-columns-repeated="1013"/>
        </table:table-row>
        <table:table-row table:style-name="ro1">
          <table:table-cell table:style-name="ce17" office:value-type="string" calcext:value-type="string">
            <text:p>Not all sources are directly listed. Some information may be found in links or media contained in the pages below.</text:p>
          </table:table-cell>
          <table:table-cell table:style-name="ce17" table:number-columns-repeated="10"/>
          <table:table-cell table:number-columns-repeated="101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cintiq21ux-manual.pdf" xlink:type="simple">https://wcm-cdn.wacom.com/events/-/media/graveyard/wacomdotcom/files/store-manuals/legacy-models/cintiq21ux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cintiq-software-users-manual.pdf" xlink:type="simple">https://wcm-cdn.wacom.com/events/-/media/graveyard/wacomdotcom/files/store-manuals/legacy-models/cintiq-software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cintiq20wsx-user-manual.pdf" xlink:type="simple">https://wcm-cdn.wacom.com/events/-/media/graveyard/wacomdotcom/files/store-manuals/legacy-models/cintiq20wsx-user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cintiq18sx-user-manual.pdf" xlink:type="simple">https://wcm-cdn.wacom.com/events/-/media/graveyard/wacomdotcom/files/store-manuals/legacy-models/cintiq18sx-user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cintiq15x-user-manual.pdf" xlink:type="simple">https://wcm-cdn.wacom.com/events/-/media/graveyard/wacomdotcom/files/store-manuals/legacy-models/cintiq15x-user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cintiq12wx-usermanual-final.pdf" xlink:type="simple">https://wcm-cdn.wacom.com/events/-/media/graveyard/wacomdotcom/files/store-manuals/legacy-models/cintiq12wx-usermanual-fin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bamboo-capture-users-manual.pdf" xlink:type="simple">https://wcm-cdn.wacom.com/events/-/media/graveyard/wacomdotcom/files/store-manuals/legacy-models/bamboo-capture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intuos5-manual.pdf" xlink:type="simple">https://wcm-cdn.wacom.com/events/-/media/graveyard/wacomdotcom/files/store-manuals/intuos5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bamboo-pen-bamboo-touch-bamboo-fun.pdf" xlink:type="simple">https://wcm-cdn.wacom.com/events/-/media/graveyard/wacomdotcom/files/store-manuals/legacy-models/bamboo-pen-bamboo-touch-bamboo-fu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bamboo-user-manual.pdf" xlink:type="simple">https://wcm-cdn.wacom.com/events/-/media/graveyard/wacomdotcom/files/store-manuals/legacy-models/bamboo-user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bamboo-fun-users-manual.pdf" xlink:type="simple">https://wcm-cdn.wacom.com/events/-/media/graveyard/wacomdotcom/files/store-manuals/legacy-models/bamboo-fun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intuos3-users-manual.pdf" xlink:type="simple">https://wcm-cdn.wacom.com/events/-/media/graveyard/wacomdotcom/files/store-manuals/legacy-models/intuos3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graphire4-manual.pdf" xlink:type="simple">https://wcm-cdn.wacom.com/events/-/media/graveyard/wacomdotcom/files/store-manuals/legacy-models/graphire4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graphire3-users-manual.pdf" xlink:type="simple">https://wcm-cdn.wacom.com/events/-/media/graveyard/wacomdotcom/files/store-manuals/legacy-models/graphire3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intuos2-users-manual-win.pdf" xlink:type="simple">https://wcm-cdn.wacom.com/events/-/media/graveyard/wacomdotcom/files/store-manuals/legacy-models/intuos2-users-manual-wi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graphire2-users-manual.pdf" xlink:type="simple">https://wcm-cdn.wacom.com/events/-/media/graveyard/wacomdotcom/files/store-manuals/legacy-models/graphire2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intuos-users-manual-mac.pdf" xlink:type="simple">https://wcm-cdn.wacom.com/events/-/media/graveyard/wacomdotcom/files/store-manuals/legacy-models/intuos-users-manual-mac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intuos-users-manual-win.pdf" xlink:type="simple">https://wcm-cdn.wacom.com/events/-/media/graveyard/wacomdotcom/files/store-manuals/legacy-models/intuos-users-manual-wi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graphiremanual.pdf" xlink:type="simple">https://wcm-cdn.wacom.com/events/-/media/graveyard/wacomdotcom/files/store-manuals/legacy-models/graphire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graphireusersmanual.pdf" xlink:type="simple">https://wcm-cdn.wacom.com/events/-/media/graveyard/wacomdotcom/files/store-manuals/legacy-models/graphireusers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graphire-bluetooth-manual.pdf" xlink:type="simple">https://wcm-cdn.wacom.com/events/-/media/graveyard/wacomdotcom/files/store-manuals/legacy-models/graphire-bluetooth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penpartner-usb-manual.pdf" xlink:type="simple">https://wcm-cdn.wacom.com/events/-/media/graveyard/wacomdotcom/files/store-manuals/legacy-models/penpartner-usb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penpartner.pdf" xlink:type="simple">https://wcm-cdn.wacom.com/events/-/media/graveyard/wacomdotcom/files/store-manuals/legacy-models/penpartner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dth2242-manual.pdf" xlink:type="simple">https://wcm-cdn.wacom.com/events/-/media/graveyard/wacomdotcom/files/store-manuals/dth2242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dtk2241-manual.pdf" xlink:type="simple">https://wcm-cdn.wacom.com/events/-/media/graveyard/wacomdotcom/files/store-manuals/dtk2241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dtu710-manual.pdf" xlink:type="simple">https://wcm-cdn.wacom.com/events/-/media/graveyard/wacomdotcom/files/store-manuals/legacy-models/dtu710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dtf720-manual.pdf" xlink:type="simple">https://wcm-cdn.wacom.com/events/-/media/graveyard/wacomdotcom/files/store-manuals/dtf720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dtf521-manual.pdf" xlink:type="simple">https://wcm-cdn.wacom.com/events/-/media/graveyard/wacomdotcom/files/store-manuals/legacy-models/dtf521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product-support/ipis/pen-tablets/intuosprosml-2021updated/ipi-en.pdf" xlink:type="simple">https://wcm-cdn.wacom.com/-/media/files/downloads/product-support/ipis/pen-tablets/intuosprosml-2021updated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intuos3-users-manual.pdf" xlink:type="simple">https://wcm-cdn.wacom.com/-/media/graveyard/wacomdotcom/files/store-manuals/legacy-models/intuos3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product-support/ipis/pen-tablets/wacomintuos-2021/ipi-en.pdf" xlink:type="simple">https://wcm-cdn.wacom.com/-/media/files/downloads/product-support/ipis/pen-tablets/wacomintuos-2021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product-support/ipis/pen-tablets/wacom-intuos-2015-ipi/ipi-en.pdf" xlink:type="simple">https://wcm-cdn.wacom.com/-/media/files/downloads/product-support/ipis/pen-tablets/wacom-intuos-2015-ipi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cdn.wacom.com/f/ipi/0x0302/IPI-EN.pdf" xlink:type="simple">https://cdn.wacom.com/f/ipi/0x0302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product-support/ipis/pen-tablets/onebywacom-2021/ipi-en.pdf" xlink:type="simple">https://wcm-cdn.wacom.com/-/media/files/downloads/product-support/ipis/pen-tablets/onebywacom-2021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bamboo-capture-users-manual.pdf" xlink:type="simple">https://wcm-cdn.wacom.com/-/media/graveyard/wacomdotcom/files/store-manuals/legacy-models/bamboo-capture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warranties/bamboo-warranty.pdf" xlink:type="simple">https://wcm-cdn.wacom.com/-/media/graveyard/wacomdotcom/files/store-warranties/bamboo-warranty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bamboo-pen-bamboo-touch-bamboo-fun.pdf" xlink:type="simple">https://wcm-cdn.wacom.com/-/media/graveyard/wacomdotcom/files/store-manuals/legacy-models/bamboo-pen-bamboo-touch-bamboo-fu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bamboo-user-manual.pdf" xlink:type="simple">https://wcm-cdn.wacom.com/-/media/graveyard/wacomdotcom/files/store-manuals/legacy-models/bamboo-user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bamboo-fun-users-manual.pdf" xlink:type="simple">https://wcm-cdn.wacom.com/-/media/graveyard/wacomdotcom/files/store-manuals/legacy-models/bamboo-fun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graphire4-manual.pdf" xlink:type="simple">https://wcm-cdn.wacom.com/-/media/graveyard/wacomdotcom/files/store-manuals/legacy-models/graphire4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graphire3-users-manual.pdf" xlink:type="simple">https://wcm-cdn.wacom.com/-/media/graveyard/wacomdotcom/files/store-manuals/legacy-models/graphire3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graphire-bluetooth-manual.pdf" xlink:type="simple">https://wcm-cdn.wacom.com/-/media/graveyard/wacomdotcom/files/store-manuals/legacy-models/graphire-bluetooth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graphire2-users-manual.pdf" xlink:type="simple">https://wcm-cdn.wacom.com/-/media/graveyard/wacomdotcom/files/store-manuals/legacy-models/graphire2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graphiremanual.pdf" xlink:type="simple">https://wcm-cdn.wacom.com/-/media/graveyard/wacomdotcom/files/store-manuals/legacy-models/graphire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product-support/ipis/pen-tablets/wacomintuospro-2021/ipi-en.pdf" xlink:type="simple">https://wcm-cdn.wacom.com/-/media/files/downloads/product-support/ipis/pen-tablets/wacomintuospro-2021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warranties/intuos-pro-2017/ipi-en.pdf" xlink:type="simple">https://wcm-cdn.wacom.com/-/media/graveyard/wacomdotcom/files/store-warranties/intuos-pro-2017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warranties/intuos5-warranty.pdf" xlink:type="simple">https://wcm-cdn.wacom.com/-/media/graveyard/wacomdotcom/files/store-warranties/intuos5-warranty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intuos5-manual.pdf" xlink:type="simple">https://wcm-cdn.wacom.com/-/media/graveyard/wacomdotcom/files/store-manuals/intuos5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warranties/intuos4-warranty.pdf" xlink:type="simple">https://wcm-cdn.wacom.com/-/media/graveyard/wacomdotcom/files/store-warranties/intuos4-warranty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intuos4-wireless-users-manualkr.pdf" xlink:type="simple">https://wcm-cdn.wacom.com/-/media/files/downloads/intuos4-wireless-users-manualkr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intuos4-users-manualkr.pdf" xlink:type="simple">https://wcm-cdn.wacom.com/-/media/files/downloads/intuos4-users-manualkr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product-support/ipis/pen-displays/wcp27/ipi-en.pdf" xlink:type="simple">https://wcm-cdn.wacom.com/-/media/files/downloads/product-support/ipis/pen-displays/wcp27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product-support/ipis/pen-displays/wacomone-ipi-2021/ipi-en.pdf" xlink:type="simple">https://wcm-cdn.wacom.com/-/media/files/downloads/product-support/ipis/pen-displays/wacomone-ipi-2021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product-support/ipis/pen-displays/cintiq22-ipi-2021latest/ipi-en.pdf" xlink:type="simple">https://wcm-cdn.wacom.com/-/media/files/downloads/product-support/ipis/pen-displays/cintiq22-ipi-2021latest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product-support/ipis/pen-displays/wacom-cintiq-pro-24-32ipi-2021/ipi-en.pdf" xlink:type="simple">https://wcm-cdn.wacom.com/-/media/files/downloads/product-support/ipis/pen-displays/wacom-cintiq-pro-24-32ipi-2021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warranties/cintiq-pro/ipi-en.pdf" xlink:type="simple">https://wcm-cdn.wacom.com/-/media/graveyard/wacomdotcom/files/store-warranties/cintiq-pro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product-support/ipis/pen-computers/mobile-studio-pro/2020/ipi-en.pdf" xlink:type="simple">https://wcm-cdn.wacom.com/-/media/files/downloads/product-support/ipis/pen-computers/mobile-studio-pro/2020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cdn.wacom.com/f/ipi/0x0325/IPI-EN.pdf" xlink:type="simple">https://cdn.wacom.com/f/ipi/0x0325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cdn.wacom.com/f/ipi/0x032B/IPI-EN.pdf" xlink:type="simple">https://cdn.wacom.com/f/ipi/0x032B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cdn.wacom.com/f/ipi/0x032A/IPI-EN.pdf" xlink:type="simple">https://cdn.wacom.com/f/ipi/0x032A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cdn.wacom.com/f/ipi/0x0304/IPI-EN.pdf" xlink:type="simple">https://cdn.wacom.com/f/ipi/0x0304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warranties/cintiq-companion-warranty.pdf" xlink:type="simple">https://wcm-cdn.wacom.com/-/media/graveyard/wacomdotcom/files/store-warranties/cintiq-companion-warranty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cdn.wacom.com/f/ipi/0x005B/IPI-EN.pdf" xlink:type="simple">https://cdn.wacom.com/f/ipi/0x005B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cdn.wacom.com/f/ipi/0x00F8/IPI-EN.pdf" xlink:type="simple">https://cdn.wacom.com/f/ipi/0x00F8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cdn.wacom.com/f/ipi/0x00FA/IPI-EN.pdf" xlink:type="simple">https://cdn.wacom.com/f/ipi/0x00FA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cdn.wacom.com/f/ipi/0x00F4/IPI-EN.pdf" xlink:type="simple">https://cdn.wacom.com/f/ipi/0x00F4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warranties/pen-display-tablet-warranty.pdf" xlink:type="simple">https://wcm-cdn.wacom.com/-/media/graveyard/wacomdotcom/files/store-warranties/pen-display-tablet-warranty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cintiq-software-users-manual.pdf" xlink:type="simple">https://wcm-cdn.wacom.com/-/media/graveyard/wacomdotcom/files/store-manuals/legacy-models/cintiq-software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cintiq12wx-usermanual-final.pdf" xlink:type="simple">https://wcm-cdn.wacom.com/-/media/graveyard/wacomdotcom/files/store-manuals/legacy-models/cintiq12wx-usermanual-fin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cintiq21ux-manual.pdf" xlink:type="simple">https://wcm-cdn.wacom.com/-/media/graveyard/wacomdotcom/files/store-manuals/legacy-models/cintiq21ux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cintiq15x-user-manual.pdf" xlink:type="simple">https://wcm-cdn.wacom.com/-/media/graveyard/wacomdotcom/files/store-manuals/legacy-models/cintiq15x-user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cintiq18sx-user-manual.pdf" xlink:type="simple">https://wcm-cdn.wacom.com/-/media/graveyard/wacomdotcom/files/store-manuals/legacy-models/cintiq18sx-user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manual/378157/Wacom-Sd-013a.html" xlink:type="simple">https://www.manualslib.com/manual/378157/Wacom-Sd-013a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Sd-210l-719853.html" xlink:type="simple">https://www.manualslib.com/products/Wacom-Sd-210l-719853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Sd-310e-719843.html" xlink:type="simple">https://www.manualslib.com/products/Wacom-Sd-310e-719843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Sd-311e-719844.html" xlink:type="simple">https://www.manualslib.com/products/Wacom-Sd-311e-719844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Sd-312e-719851.html" xlink:type="simple">https://www.manualslib.com/products/Wacom-Sd-312e-719851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Sd-320e-719845.html" xlink:type="simple">https://www.manualslib.com/products/Wacom-Sd-320e-719845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Sd-321e-719846.html" xlink:type="simple">https://www.manualslib.com/products/Wacom-Sd-321e-719846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Sd-322e-719847.html" xlink:type="simple">https://www.manualslib.com/products/Wacom-Sd-322e-719847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Sd-420e-719848.html" xlink:type="simple">https://www.manualslib.com/products/Wacom-Sd-420e-719848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Sd-421e-719849.html" xlink:type="simple">https://www.manualslib.com/products/Wacom-Sd-421e-719849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Sd-422e-719850.html" xlink:type="simple">https://www.manualslib.com/products/Wacom-Sd-422e-719850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Ctf-221-K-9366610.html" xlink:type="simple">https://www.manualslib.com/products/Wacom-Ctf-221-K-9366610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Cte-660-8828808.html" xlink:type="simple">https://www.manualslib.com/products/Wacom-Cte-660-8828808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Cte-460-8828807.html" xlink:type="simple">https://www.manualslib.com/products/Wacom-Cte-460-8828807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Ct-0405-U-9366374.html" xlink:type="simple">https://www.manualslib.com/products/Wacom-Ct-0405-U-9366374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Bamboo-Fun-Cth-461-12708124.html" xlink:type="simple">https://www.manualslib.com/products/Wacom-Bamboo-Fun-Cth-461-12708124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Bamboo-Fun-Cth-661-12708125.html" xlink:type="simple">https://www.manualslib.com/products/Wacom-Bamboo-Fun-Cth-661-12708125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4100WLA" xlink:type="simple">https://fccid.io/HV4CTL4100WL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6100WLA" xlink:type="simple">https://fccid.io/HV4CTL6100WL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6100WL" xlink:type="simple">https://fccid.io/HV4CTL6100W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4100WL" xlink:type="simple">https://fccid.io/HV4CTL4100W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6100" xlink:type="simple">https://fccid.io/HV4CTL61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4100" xlink:type="simple">https://fccid.io/HV4CTL41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672" xlink:type="simple">https://fccid.io/HV4CTL672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472" xlink:type="simple">https://fccid.io/HV4CTL472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671" xlink:type="simple">https://fccid.io/HV4CTL67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471" xlink:type="simple">https://fccid.io/HV4CTL47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H690" xlink:type="simple">https://fccid.io/HV4CTH69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H490" xlink:type="simple">https://fccid.io/HV4CTH49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H301" xlink:type="simple">https://fccid.io/HV4CTH30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H300" xlink:type="simple">https://fccid.io/HV4CTH3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H680" xlink:type="simple">https://fccid.io/HV4CTH68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H480" xlink:type="simple">https://fccid.io/HV4CTH48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H670" xlink:type="simple">https://fccid.io/HV4CTH67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E660" xlink:type="simple">https://fccid.io/HV4CTE66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-660" xlink:type="simple">https://fccid.io/HV4CTL-66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0405U" xlink:type="simple">https://fccid.io/HV4CT0405U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1141BA" xlink:type="simple">https://fccid.io/HV4DTU1141B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C121" xlink:type="simple">https://fccid.io/HV4DTC12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271" xlink:type="simple">https://fccid.io/HV4DTH27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134" xlink:type="simple">https://fccid.io/HV4DTH134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167" xlink:type="simple">https://fccid.io/HV4DTH167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C133" xlink:type="simple">https://fccid.io/HV4DTC133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W1321" xlink:type="simple">https://fccid.io/HV4DTHW132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1031AX" xlink:type="simple">https://fccid.io/HV4DTU1031AX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2260" xlink:type="simple">https://fccid.io/HV4DTK226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W1621" xlink:type="simple">https://fccid.io/HV4DTHW162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1660" xlink:type="simple">https://fccid.io/HV4DTK166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2420" xlink:type="simple">https://fccid.io/HV4DTH242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3220" xlink:type="simple">https://fccid.io/HV4DTH322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2451" xlink:type="simple">https://fccid.io/HV4DTK245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2452" xlink:type="simple">https://fccid.io/HV4DTH2452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1152" xlink:type="simple">https://fccid.io/HV4DTH1152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1141B" xlink:type="simple">https://fccid.io/HV4DTU1141B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1620" xlink:type="simple">https://fccid.io/HV4DTH162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1320" xlink:type="simple">https://fccid.io/HV4DTH132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W1620" xlink:type="simple">https://fccid.io/HV4DTHW162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W1320" xlink:type="simple">https://fccid.io/HV4DTHW132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1651" xlink:type="simple">https://fccid.io/HV4DTK165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1141" xlink:type="simple">https://fccid.io/HV4DTU114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1301" xlink:type="simple">https://fccid.io/HV4DTK130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1300" xlink:type="simple">https://fccid.io/HV4DTH13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2700" xlink:type="simple">https://fccid.io/HV4DTK27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2700" xlink:type="simple">https://fccid.io/HV4DTH27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W1310" xlink:type="simple">https://fccid.io/HV4DTHW131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1031X" xlink:type="simple">https://fccid.io/HV4DTU1031X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1031" xlink:type="simple">https://fccid.io/HV4DTU103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W1300" xlink:type="simple">https://fccid.io/HV4DTHW13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A1300" xlink:type="simple">https://fccid.io/HV4DTHA13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2241" xlink:type="simple">https://fccid.io/HV4DTK224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2242" xlink:type="simple">https://fccid.io/HV4DTH2242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2200" xlink:type="simple">https://fccid.io/HV4DTH22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1300" xlink:type="simple">https://fccid.io/HV4DTK13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2200" xlink:type="simple">https://fccid.io/HV4DTK22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2400" xlink:type="simple">https://fccid.io/HV4DTH24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2400" xlink:type="simple">https://fccid.io/HV4DTK24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2235B" xlink:type="simple">https://fccid.io/HV4DTU2235B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F720C" xlink:type="simple">https://fccid.io/HV4DTF720C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1631" xlink:type="simple">https://fccid.io/HV4DTU163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2100" xlink:type="simple">https://fccid.io/HV4DTK21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2231A" xlink:type="simple">https://fccid.io/HV4DTU2231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2231" xlink:type="simple">https://fccid.io/HV4DTU223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F720A" xlink:type="simple">https://fccid.io/HV4DTF720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1931" xlink:type="simple">https://fccid.io/HV4DTU193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Z2000W" xlink:type="simple">https://fccid.io/HV4DTZ2000W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F521" xlink:type="simple">https://fccid.io/HV4DTF52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F720" xlink:type="simple">https://fccid.io/HV4DTF72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I520" xlink:type="simple">https://fccid.io/HV4DTI52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710" xlink:type="simple">https://fccid.io/HV4DTU71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H460" xlink:type="simple">https://fccid.io/HV4PTH46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H860" xlink:type="simple">https://fccid.io/HV4PTH86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H660" xlink:type="simple">https://fccid.io/HV4PTH66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H851" xlink:type="simple">https://fccid.io/HV4PTH85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H651" xlink:type="simple">https://fccid.io/HV4PTH65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H451" xlink:type="simple">https://fccid.io/HV4PTH45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H850" xlink:type="simple">https://fccid.io/HV4PTH85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H650" xlink:type="simple">https://fccid.io/HV4PTH65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H450" xlink:type="simple">https://fccid.io/HV4PTH45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KW" xlink:type="simple">https://fccid.io/HV4PTKW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KL" xlink:type="simple">https://fccid.io/HV4PTK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K" xlink:type="simple">https://fccid.io/HV4PTK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Z" xlink:type="simple">https://fccid.io/HV4PTZ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ZL" xlink:type="simple">https://fccid.io/HV4PTZ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U600" xlink:type="simple">https://fccid.io/HV4PTU6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L700" xlink:type="simple">https://fccid.io/HV4PL7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L800" xlink:type="simple">https://fccid.io/HV4PL8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L550" xlink:type="simple">https://fccid.io/HV4PL55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L-500" xlink:type="simple">https://fccid.io/HV4PL-5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L500" xlink:type="simple">https://fccid.io/HV4PL5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L400" xlink:type="simple">https://fccid.io/HV4PL4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L300" xlink:type="simple">https://fccid.io/HV4PL3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L100V1" xlink:type="simple">https://fccid.io/HV4PL100V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L100V" xlink:type="simple">https://fccid.io/HV4PL100V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1212U" xlink:type="simple">https://fccid.io/HV4GD1212U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0608U" xlink:type="simple">https://fccid.io/HV4GD0608U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1218U" xlink:type="simple">https://fccid.io/HV4GD1218U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0912U" xlink:type="simple">https://fccid.io/HV4GD0912U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0405U" xlink:type="simple">https://fccid.io/HV4GD0405U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0912A" xlink:type="simple">https://fccid.io/HV4GD0912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0405A" xlink:type="simple">https://fccid.io/HV4GD0405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0608A" xlink:type="simple">https://fccid.io/HV4GD0608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1212R" xlink:type="simple">https://fccid.io/HV4GD1212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1218R" xlink:type="simple">https://fccid.io/HV4GD1218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0912R" xlink:type="simple">https://fccid.io/HV4GD0912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0608R" xlink:type="simple">https://fccid.io/HV4GD0608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0405R" xlink:type="simple">https://fccid.io/HV4GD0405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FT0405U" xlink:type="simple">https://fccid.io/HV4FT0405U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XD" xlink:type="simple">https://fccid.io/HV4XD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210L" xlink:type="simple">https://fccid.io/HV4SD210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311E" xlink:type="simple">https://fccid.io/HV4SD311E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322E" xlink:type="simple">https://fccid.io/HV4SD322E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321E" xlink:type="simple">https://fccid.io/HV4SD321E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312E" xlink:type="simple">https://fccid.io/HV4SD312E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421E" xlink:type="simple">https://fccid.io/HV4SD421E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422E" xlink:type="simple">https://fccid.io/HV4SD422E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510C" xlink:type="simple">https://fccid.io/HV4SD510C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113L" xlink:type="simple">https://fccid.io/HV4SD113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013L" xlink:type="simple">https://fccid.io/HV4SD013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312L" xlink:type="simple">https://fccid.io/HV4SD312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311L" xlink:type="simple">https://fccid.io/HV4SD311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510B" xlink:type="simple">https://fccid.io/HV4SD510B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422A" xlink:type="simple">https://fccid.io/HV4SD422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321A" xlink:type="simple">https://fccid.io/HV4SD321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421A" xlink:type="simple">https://fccid.io/HV4SD421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322A" xlink:type="simple">https://fccid.io/HV4SD322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UD1825R" xlink:type="simple">https://fccid.io/HV4UD1825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UD1218RE" xlink:type="simple">https://fccid.io/HV4UD1218RE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UD1218R" xlink:type="simple">https://fccid.io/HV4UD1218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UD1212R" xlink:type="simple">https://fccid.io/HV4UD1212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UD0608R" xlink:type="simple">https://fccid.io/HV4UD0608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UD0608A" xlink:type="simple">https://fccid.io/HV4UD0608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UD1515R" xlink:type="simple">https://fccid.io/HV4UD1515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WKT400" xlink:type="simple">https://fccid.io/HV4WKT4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KT0405RNB23" xlink:type="simple">https://fccid.io/HV4KT0405RNB23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KT0405R" xlink:type="simple">https://fccid.io/HV4KT0405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KT0405A" xlink:type="simple">https://fccid.io/HV4KT0405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://lowtech-city.org/blog/index.php?e=189" xlink:type="simple">http://lowtech-city.org/blog/index.php?e=189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://lowtech-city.org/blog/index.php?e=188" xlink:type="simple">http://lowtech-city.org/blog/index.php?e=188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://lowtech-city.org/blog/index.php?e=187" xlink:type="simple">http://lowtech-city.org/blog/index.php?e=187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://lowtech-city.org/blog/index.php?e=186" xlink:type="simple">http://lowtech-city.org/blog/index.php?e=186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://lowtech-city.org/blog/index.php?e=185" xlink:type="simple">http://lowtech-city.org/blog/index.php?e=185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19970710015016/http://www.wacom.co.jp/tablet/ArtPad2.html" xlink:type="simple">https://web.archive.org/web/19970710015016/http://www.wacom.co.jp/tablet/ArtPad2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19970710015016/http://www.wacom.co.jp/tablet/ArtPad2pro.html" xlink:type="simple">https://web.archive.org/web/19970710015016/http://www.wacom.co.jp/tablet/ArtPad2pro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19970710015016/http://www.wacom.co.jp/tablet/UD2.html" xlink:type="simple">https://web.archive.org/web/19970710015016/http://www.wacom.co.jp/tablet/UD2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19970710015016/http://www.wacom.co.jp/tablet/prepio.html" xlink:type="simple">https://web.archive.org/web/19970710015016/http://www.wacom.co.jp/tablet/prepio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19970710015016/http://www.wacom.co.jp/tablet/pl250.html" xlink:type="simple">https://web.archive.org/web/19970710015016/http://www.wacom.co.jp/tablet/pl250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19970710015016/http://www.wacom.co.jp/tablet/pl300.html" xlink:type="simple">https://web.archive.org/web/19970710015016/http://www.wacom.co.jp/tablet/pl300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19970710015016/http://www.wacom.co.jp/tablet/pens.html" xlink:type="simple">https://web.archive.org/web/19970710015016/http://www.wacom.co.jp/tablet/pens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20010205040300/http://tablet.wacom.co.jp/products/ud/top.html" xlink:type="simple">https://web.archive.org/web/20010205040300/http://tablet.wacom.co.jp/products/ud/top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20010205021100/http://tablet.wacom.co.jp/products/artpadfun/top.html" xlink:type="simple">https://web.archive.org/web/20010205021100/http://tablet.wacom.co.jp/products/artpadfun/top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20001215051200/http://tablet.wacom.co.jp/products/pl/pl_index.html" xlink:type="simple">https://web.archive.org/web/20001215051200/http://tablet.wacom.co.jp/products/pl/pl_index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20010409192903/http://tablet.wacom.co.jp/products/favo/open.html" xlink:type="simple">https://web.archive.org/web/20010409192903/http://tablet.wacom.co.jp/products/favo/open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20010204061900/http://tablet.wacom.co.jp/products/intuos/intuos_index.html" xlink:type="simple">https://web.archive.org/web/20010204061900/http://tablet.wacom.co.jp/products/intuos/intuos_index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20031003002009/http://tablet.wacom.co.jp/products/intuos2/hardware_top.html" xlink:type="simple">https://web.archive.org/web/20031003002009/http://tablet.wacom.co.jp/products/intuos2/hardware_top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20031001235545/http://tablet.wacom.co.jp/products/cintiq/index.html" xlink:type="simple">https://web.archive.org/web/20031001235545/http://tablet.wacom.co.jp/products/cintiq/index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20030807113820/http://tablet.wacom.co.jp/products/favo2/index.html" xlink:type="simple">https://web.archive.org/web/20030807113820/http://tablet.wacom.co.jp/products/favo2/index.html</text:a></text:p>
          </table:table-cell>
          <table:table-cell table:number-columns-repeated="1023"/>
        </table:table-row>
        <table:table-row table:style-name="ro2" table:number-rows-repeated="10483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docs-Calibri&quot;" svg:font-family="&quot;docs-Calibri&quot;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loext:scale-to-Y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Tablet_20_Mastersheet" style:display-name="PageStyle_Wacom Tablet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ources" style:display-name="PageStyle_Sourc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3421" meta:object-count="0"/>
    <meta:generator>LibreOfficeDev/6.0.5.2$Linux_X86_64 LibreOffice_project/</meta:generator>
  </office:meta>
</office:document-meta>
</file>